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name="Segoe UI Emoji" style:font-name-complex="Segoe UI Emoji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ableColumn13" style:family="table-column">
      <style:table-column-properties style:column-width="0.3652in"/>
    </style:style>
    <style:style style:name="TableColumn14" style:family="table-column">
      <style:table-column-properties style:column-width="1.5861in"/>
    </style:style>
    <style:style style:name="Table12" style:family="table">
      <style:table-properties style:width="1.9513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2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23" style:family="table-row">
      <style:table-row-properties/>
    </style:style>
    <style:style style:name="TableCell2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2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26" style:family="table-row">
      <style:table-row-properties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28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P29" style:parent-style-name="Normal" style:list-style-name="LFO1" style:family="paragraph"/>
    <style:style style:name="P30" style:parent-style-name="Normal" style:list-style-name="LFO1" style:family="paragraph"/>
    <style:style style:name="P31" style:parent-style-name="Normal" style:list-style-name="LFO1" style:family="paragraph"/>
    <style:style style:name="T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Segoe UI Emoji" style:font-name-complex="Segoe UI Emoji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ableColumn66" style:family="table-column">
      <style:table-column-properties style:column-width="0.3652in"/>
    </style:style>
    <style:style style:name="TableColumn67" style:family="table-column">
      <style:table-column-properties style:column-width="1.3486in"/>
    </style:style>
    <style:style style:name="TableColumn68" style:family="table-column">
      <style:table-column-properties style:column-width="1.3777in"/>
    </style:style>
    <style:style style:name="TableColumn69" style:family="table-column">
      <style:table-column-properties style:column-width="1.4569in"/>
    </style:style>
    <style:style style:name="Table65" style:family="table">
      <style:table-properties style:width="4.5486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ableRow79" style:family="table-row">
      <style:table-row-properties/>
    </style:style>
    <style:style style:name="TableCell8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84" style:family="table-row">
      <style:table-row-properties/>
    </style:style>
    <style:style style:name="TableCell8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8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91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92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93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3" style:family="paragraph"/>
    <style:style style:name="P110" style:parent-style-name="Normal" style:list-style-name="LFO3" style:family="paragraph"/>
    <style:style style:name="P111" style:parent-style-name="Normal" style:list-style-name="LFO3" style:family="paragraph"/>
    <style:style style:name="T1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list-style-name="LFO4" style:family="paragraph"/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list-style-name="LFO4" style:family="paragraph"/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ableColumn133" style:family="table-column">
      <style:table-column-properties style:column-width="2.0819in"/>
    </style:style>
    <style:style style:name="TableColumn134" style:family="table-column">
      <style:table-column-properties style:column-width="2.3395in"/>
    </style:style>
    <style:style style:name="TableColumn135" style:family="table-column">
      <style:table-column-properties style:column-width="1.8423in"/>
    </style:style>
    <style:style style:name="Table132" style:family="table">
      <style:table-properties style:width="6.2638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Cell13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Cell14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TableRow143" style:family="table-row">
      <style:table-row-properties/>
    </style:style>
    <style:style style:name="TableCell14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ableCell14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ableCell14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149" style:family="table-row">
      <style:table-row-properties/>
    </style:style>
    <style:style style:name="TableCell15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ableCell15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ableCell15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156" style:family="table-row">
      <style:table-row-properties/>
    </style:style>
    <style:style style:name="TableCell15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ableCell15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ableCell16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162" style:family="table-row">
      <style:table-row-properties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ableCell167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168" style:parent-style-name="DefaultParagraphFont" style:family="text">
      <style:text-properties style:font-name="Segoe UI Emoji" style:font-name-complex="Segoe UI Emoji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list-style-name="LFO5" style:family="paragraph"/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Normal" style:list-style-name="LFO5" style:family="paragraph"/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style:font-name="Segoe UI Emoji" style:font-name-complex="Segoe UI Emoji"/>
    </style:style>
    <style:style style:name="T1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T200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T20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style:font-name="Segoe UI Emoji" style:font-name-complex="Segoe UI Emoji"/>
    </style:style>
    <style:style style:name="T2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ableColumn214" style:family="table-column">
      <style:table-column-properties style:column-width="2.4937in"/>
    </style:style>
    <style:style style:name="TableColumn215" style:family="table-column">
      <style:table-column-properties style:column-width="1.577in"/>
    </style:style>
    <style:style style:name="TableColumn216" style:family="table-column">
      <style:table-column-properties style:column-width="2.193in"/>
    </style:style>
    <style:style style:name="Table213" style:family="table">
      <style:table-properties style:width="6.2638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TableCell22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TableRow224" style:family="table-row">
      <style:table-row-properties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226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227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T230" style:parent-style-name="DefaultParagraphFont" style:family="text">
      <style:text-properties style:font-name="Segoe UI Symbol" style:font-name-complex="Segoe UI Symbol"/>
    </style:style>
    <style:style style:name="T231" style:parent-style-name="DefaultParagraphFont" style:family="text">
      <style:text-properties style:font-name="Segoe UI Symbol" style:font-name-complex="Segoe UI Symbol"/>
    </style:style>
    <style:style style:name="T232" style:parent-style-name="DefaultParagraphFont" style:family="text">
      <style:text-properties style:font-name="Segoe UI Symbol" style:font-name-complex="Segoe UI Symbol"/>
    </style:style>
    <style:style style:name="T233" style:parent-style-name="DefaultParagraphFont" style:family="text">
      <style:text-properties style:font-name="Segoe UI Symbol" style:font-name-complex="Segoe UI Symbol"/>
    </style:style>
    <style:style style:name="T234" style:parent-style-name="DefaultParagraphFont" style:family="text">
      <style:text-properties style:font-name="Segoe UI Emoji" style:font-name-complex="Segoe UI Emoji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T236" style:parent-style-name="DefaultParagraphFont" style:family="text">
      <style:text-properties style:font-name="Segoe UI Emoji" style:font-name-complex="Segoe UI Emoji"/>
    </style:style>
    <style:style style:name="T237" style:parent-style-name="DefaultParagraphFont" style:family="text">
      <style:text-properties style:font-name="Aptos" style:font-name-complex="Aptos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Segoe UI Emoji" style:font-name-complex="Segoe UI Emoji"/>
    </style:style>
    <style:style style:name="T24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245" style:parent-style-name="DefaultParagraphFont" style:family="text">
      <style:text-properties fo:font-style="italic" style:font-style-asian="italic" style:font-style-complex="italic"/>
    </style:style>
    <style:style style:name="T246" style:parent-style-name="DefaultParagraphFont" style:family="text">
      <style:text-properties fo:font-style="italic" style:font-style-asian="italic" style:font-style-complex="italic"/>
    </style:style>
    <style:style style:name="T247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248" style:parent-style-name="DefaultParagraphFont" style:family="text">
      <style:text-properties fo:font-style="italic" style:font-style-asian="italic" style:font-style-complex="italic"/>
    </style:style>
    <style:style style:name="T249" style:parent-style-name="DefaultParagraphFont" style:family="text">
      <style:text-properties fo:font-style="italic" style:font-style-asian="italic" style:font-style-complex="italic"/>
    </style:style>
    <style:style style:name="T250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251" style:parent-style-name="DefaultParagraphFont" style:family="text">
      <style:text-properties fo:font-style="italic" style:font-style-asian="italic" style:font-style-complex="italic"/>
    </style:style>
    <style:style style:name="T252" style:parent-style-name="DefaultParagraphFont" style:family="text">
      <style:text-properties fo:font-style="italic" style:font-style-asian="italic" style:font-style-complex="italic"/>
    </style:style>
    <style:style style:name="T253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254" style:parent-style-name="DefaultParagraphFont" style:family="text">
      <style:text-properties fo:font-style="italic" style:font-style-asian="italic" style:font-style-complex="italic"/>
    </style:style>
    <style:style style:name="T255" style:parent-style-name="DefaultParagraphFont" style:family="text">
      <style:text-properties style:font-name="Segoe UI Emoji" style:font-name-complex="Segoe UI Emoji"/>
    </style:style>
    <style:style style:name="T256" style:parent-style-name="DefaultParagraphFont" style:family="text">
      <style:text-properties style:font-name="Segoe UI Emoji" style:font-name-complex="Segoe UI Emoji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T258" style:parent-style-name="DefaultParagraphFont" style:family="text">
      <style:text-properties fo:font-style="italic" style:font-style-asian="italic" style:font-style-complex="italic"/>
    </style:style>
    <style:style style:name="T259" style:parent-style-name="DefaultParagraphFont" style:family="text">
      <style:text-properties fo:font-style="italic" style:font-style-asian="italic" style:font-style-complex="italic"/>
    </style:style>
    <style:style style:name="T260" style:parent-style-name="DefaultParagraphFont" style:family="text">
      <style:text-properties fo:font-style="italic" style:font-style-asian="italic" style:font-style-complex="italic"/>
    </style:style>
    <style:style style:name="T261" style:parent-style-name="DefaultParagraphFont" style:family="text">
      <style:text-properties fo:font-style="italic" style:font-style-asian="italic" style:font-style-complex="italic"/>
    </style:style>
    <style:style style:name="T262" style:parent-style-name="DefaultParagraphFont" style:family="text">
      <style:text-properties style:font-name="Segoe UI Emoji" style:font-name-complex="Segoe UI Emoji"/>
    </style:style>
    <style:style style:name="T263" style:parent-style-name="DefaultParagraphFont" style:family="text">
      <style:text-properties style:font-name="Segoe UI Emoji" style:font-name-complex="Segoe UI Emoji"/>
    </style:style>
    <style:style style:name="T26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ableColumn268" style:family="table-column">
      <style:table-column-properties style:column-width="1.7437in"/>
    </style:style>
    <style:style style:name="Table267" style:family="table">
      <style:table-properties style:width="1.7437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TableRow272" style:family="table-row">
      <style:table-row-properties/>
    </style:style>
    <style:style style:name="TableCell27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274" style:family="table-row">
      <style:table-row-properties/>
    </style:style>
    <style:style style:name="TableCell27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276" style:family="table-row">
      <style:table-row-properties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278" style:parent-style-name="DefaultParagraphFont" style:family="text">
      <style:text-properties style:font-name="Segoe UI Symbol" style:font-name-complex="Segoe UI Symbol"/>
    </style:style>
    <style:style style:name="T279" style:parent-style-name="DefaultParagraphFont" style:family="text">
      <style:text-properties style:font-name="Segoe UI Symbol" style:font-name-complex="Segoe UI Symbol"/>
    </style:style>
    <style:style style:name="T2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P282" style:parent-style-name="Normal" style:list-style-name="LFO6" style:family="paragraph"/>
    <style:style style:name="P283" style:parent-style-name="Normal" style:list-style-name="LFO6" style:family="paragraph"/>
    <style:style style:name="P284" style:parent-style-name="Normal" style:list-style-name="LFO6" style:family="paragraph"/>
    <style:style style:name="T285" style:parent-style-name="DefaultParagraphFont" style:family="text">
      <style:text-properties fo:font-weight="bold" style:font-weight-asian="bold" style:font-weight-complex="bold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style:font-name="Segoe UI Emoji" style:font-name-complex="Segoe UI Emoji"/>
    </style:style>
    <style:style style:name="T2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ableColumn295" style:family="table-column">
      <style:table-column-properties style:column-width="1.3194in"/>
    </style:style>
    <style:style style:name="TableColumn296" style:family="table-column">
      <style:table-column-properties style:column-width="1.309in"/>
    </style:style>
    <style:style style:name="TableColumn297" style:family="table-column">
      <style:table-column-properties style:column-width="1.3041in"/>
    </style:style>
    <style:style style:name="Table294" style:family="table">
      <style:table-properties style:width="3.9326in" fo:margin-left="0in" table:align="left"/>
    </style:style>
    <style:style style:name="TableRow298" style:family="table-row">
      <style:table-row-properties/>
    </style:style>
    <style:style style:name="TableCell29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TableCell30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TableCell30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TableRow305" style:family="table-row">
      <style:table-row-properties/>
    </style:style>
    <style:style style:name="TableCell30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0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0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09" style:family="table-row">
      <style:table-row-properties/>
    </style:style>
    <style:style style:name="TableCell31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1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1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13" style:family="table-row">
      <style:table-row-properties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315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316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317" style:parent-style-name="DefaultParagraphFont" style:family="text">
      <style:text-properties style:font-name="Segoe UI Symbol" style:font-name-complex="Segoe UI Symbol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style:font-name="Segoe UI Symbol" style:font-name-complex="Segoe UI Symbol"/>
    </style:style>
    <style:style style:name="T321" style:parent-style-name="DefaultParagraphFont" style:family="text">
      <style:text-properties style:font-name="Aptos" style:font-name-complex="Aptos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T32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fo:font-style="italic" style:font-style-asian="italic" style:font-style-complex="italic"/>
    </style:style>
    <style:style style:name="T326" style:parent-style-name="DefaultParagraphFont" style:family="text">
      <style:text-properties style:font-name="Segoe UI Emoji" style:font-name-complex="Segoe UI Emoji"/>
    </style:style>
    <style:style style:name="T327" style:parent-style-name="DefaultParagraphFont" style:family="text">
      <style:text-properties fo:font-style="italic" style:font-style-asian="italic" style:font-style-complex="italic"/>
    </style:style>
    <style:style style:name="T328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329" style:parent-style-name="DefaultParagraphFont" style:family="text">
      <style:text-properties fo:font-style="italic" style:font-style-asian="italic" style:font-style-complex="italic"/>
    </style:style>
    <style:style style:name="T330" style:parent-style-name="DefaultParagraphFont" style:family="text">
      <style:text-properties style:font-name="Segoe UI Emoji" style:font-name-complex="Segoe UI Emoji"/>
    </style:style>
    <style:style style:name="T331" style:parent-style-name="DefaultParagraphFont" style:family="text">
      <style:text-properties fo:font-style="italic" style:font-style-asian="italic" style:font-style-complex="italic"/>
    </style:style>
    <style:style style:name="T332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333" style:parent-style-name="DefaultParagraphFont" style:family="text">
      <style:text-properties fo:font-style="italic" style:font-style-asian="italic" style:font-style-complex="italic"/>
    </style:style>
    <style:style style:name="T334" style:parent-style-name="DefaultParagraphFont" style:family="text">
      <style:text-properties fo:font-style="italic" style:font-style-asian="italic" style:font-style-complex="italic"/>
    </style:style>
    <style:style style:name="T335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336" style:parent-style-name="DefaultParagraphFont" style:family="text">
      <style:text-properties fo:font-style="italic" style:font-style-asian="italic" style:font-style-complex="italic"/>
    </style:style>
    <style:style style:name="T337" style:parent-style-name="DefaultParagraphFont" style:family="text">
      <style:text-properties fo:font-style="italic" style:font-style-asian="italic" style:font-style-complex="italic"/>
    </style:style>
    <style:style style:name="T338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339" style:parent-style-name="DefaultParagraphFont" style:family="text">
      <style:text-properties fo:font-style="italic" style:font-style-asian="italic" style:font-style-complex="italic"/>
    </style:style>
    <style:style style:name="T340" style:parent-style-name="DefaultParagraphFont" style:family="text">
      <style:text-properties fo:font-style="italic" style:font-style-asian="italic" style:font-style-complex="italic"/>
    </style:style>
    <style:style style:name="T341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342" style:parent-style-name="DefaultParagraphFont" style:family="text">
      <style:text-properties fo:font-style="italic" style:font-style-asian="italic" style:font-style-complex="italic"/>
    </style:style>
    <style:style style:name="T343" style:parent-style-name="DefaultParagraphFont" style:family="text">
      <style:text-properties style:font-name="Segoe UI Emoji" style:font-name-complex="Segoe UI Emoji"/>
    </style:style>
    <style:style style:name="T344" style:parent-style-name="DefaultParagraphFont" style:family="text">
      <style:text-properties style:font-name="Segoe UI Emoji" style:font-name-complex="Segoe UI Emoji"/>
    </style:style>
    <style:style style:name="T3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ableColumn348" style:family="table-column">
      <style:table-column-properties style:column-width="0.3868in"/>
    </style:style>
    <style:style style:name="TableColumn349" style:family="table-column">
      <style:table-column-properties style:column-width="5.1062in"/>
    </style:style>
    <style:style style:name="Table347" style:family="table">
      <style:table-properties style:width="5.493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TableCell35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354" style:parent-style-name="Normal" style:family="paragraph">
      <style:text-properties fo:font-weight="bold" style:font-weight-asian="bold" style:font-weight-complex="bold"/>
    </style:style>
    <style:style style:name="TableRow355" style:family="table-row">
      <style:table-row-properties/>
    </style:style>
    <style:style style:name="TableCell35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5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58" style:family="table-row">
      <style:table-row-properties/>
    </style:style>
    <style:style style:name="TableCell35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6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61" style:family="table-row">
      <style:table-row-properties/>
    </style:style>
    <style:style style:name="TableCell36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6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64" style:family="table-row">
      <style:table-row-properties/>
    </style:style>
    <style:style style:name="TableCell36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36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367" style:family="table-row">
      <style:table-row-properties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369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3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1" style:parent-style-name="DefaultParagraphFont" style:family="text">
      <style:text-properties fo:font-weight="bold" style:font-weight-asian="bold" style:font-weight-complex="bold"/>
    </style:style>
    <style:style style:name="P372" style:parent-style-name="Normal" style:list-style-name="LFO7" style:family="paragraph"/>
    <style:style style:name="P373" style:parent-style-name="Normal" style:list-style-name="LFO7" style:family="paragraph"/>
    <style:style style:name="T374" style:parent-style-name="DefaultParagraphFont" style:family="text">
      <style:text-properties fo:font-weight="bold" style:font-weight-asian="bold" style:font-weight-complex="bold"/>
    </style:style>
    <style:style style:name="P375" style:parent-style-name="Normal" style:family="paragraph">
      <style:text-properties fo:font-weight="bold" style:font-weight-asian="bold" style:font-weight-complex="bold"/>
    </style:style>
    <style:style style:name="P376" style:parent-style-name="Normal" style:family="paragraph">
      <style:text-properties fo:font-weight="bold" style:font-weight-asian="bold" style:font-weight-complex="bold"/>
    </style:style>
    <style:style style:name="T377" style:parent-style-name="DefaultParagraphFont" style:family="text">
      <style:text-properties style:font-name="Segoe UI Emoji" style:font-name-complex="Segoe UI Emoji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style:font-name="Segoe UI Symbol" style:font-name-complex="Segoe UI Symbol"/>
    </style:style>
    <style:style style:name="T380" style:parent-style-name="DefaultParagraphFont" style:family="text">
      <style:text-properties style:font-name="Aptos" style:font-name-complex="Aptos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style:font-name="Segoe UI Symbol" style:font-name-complex="Segoe UI Symbol"/>
    </style:style>
    <style:style style:name="T383" style:parent-style-name="DefaultParagraphFont" style:family="text">
      <style:text-properties style:font-name="Aptos" style:font-name-complex="Aptos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style:font-name="Segoe UI Symbol" style:font-name-complex="Segoe UI Symbol"/>
    </style:style>
    <style:style style:name="T386" style:parent-style-name="DefaultParagraphFont" style:family="text">
      <style:text-properties style:font-name="Aptos" style:font-name-complex="Aptos"/>
    </style:style>
    <style:style style:name="T387" style:parent-style-name="DefaultParagraphFont" style:family="text">
      <style:text-properties fo:font-weight="bold" style:font-weight-asian="bold" style:font-weight-complex="bold"/>
    </style:style>
    <style:style style:name="T388" style:parent-style-name="DefaultParagraphFont" style:family="text">
      <style:text-properties style:font-name="Segoe UI Symbol" style:font-name-complex="Segoe UI Symbol"/>
    </style:style>
    <style:style style:name="T389" style:parent-style-name="DefaultParagraphFont" style:family="text">
      <style:text-properties style:font-name="Aptos" style:font-name-complex="Aptos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391" style:parent-style-name="DefaultParagraphFont" style:family="text">
      <style:text-properties fo:font-weight="bold" style:font-weight-asian="bold" style:font-weight-complex="bold"/>
    </style:style>
    <style:style style:name="T392" style:parent-style-name="DefaultParagraphFont" style:family="text">
      <style:text-properties fo:font-weight="bold" style:font-weight-asian="bold" style:font-weight-complex="bold"/>
    </style:style>
    <style:style style:name="T393" style:parent-style-name="DefaultParagraphFont" style:family="text">
      <style:text-properties style:font-name="Segoe UI Emoji" style:font-name-complex="Segoe UI Emoji"/>
    </style:style>
    <style:style style:name="T3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T396" style:parent-style-name="DefaultParagraphFont" style:family="text">
      <style:text-properties fo:font-weight="bold" style:font-weight-asian="bold" style:font-weight-complex="bold"/>
    </style:style>
    <style:style style:name="TableColumn398" style:family="table-column">
      <style:table-column-properties style:column-width="1.3194in"/>
    </style:style>
    <style:style style:name="TableColumn399" style:family="table-column">
      <style:table-column-properties style:column-width="1.309in"/>
    </style:style>
    <style:style style:name="TableColumn400" style:family="table-column">
      <style:table-column-properties style:column-width="1.3041in"/>
    </style:style>
    <style:style style:name="Table397" style:family="table">
      <style:table-properties style:width="3.9326in" fo:margin-left="0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403" style:parent-style-name="Normal" style:family="paragraph">
      <style:text-properties fo:font-weight="bold" style:font-weight-asian="bold" style:font-weight-complex="bold"/>
    </style:style>
    <style:style style:name="TableCell40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405" style:parent-style-name="Normal" style:family="paragraph">
      <style:text-properties fo:font-weight="bold" style:font-weight-asian="bold" style:font-weight-complex="bold"/>
    </style:style>
    <style:style style:name="TableCell40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407" style:parent-style-name="Normal" style:family="paragraph">
      <style:text-properties fo:font-weight="bold" style:font-weight-asian="bold" style:font-weight-complex="bold"/>
    </style:style>
    <style:style style:name="TableRow408" style:family="table-row">
      <style:table-row-properties/>
    </style:style>
    <style:style style:name="TableCell40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41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41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12" style:family="table-row">
      <style:table-row-properties/>
    </style:style>
    <style:style style:name="TableCell41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41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41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16" style:family="table-row">
      <style:table-row-properties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418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419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420" style:parent-style-name="DefaultParagraphFont" style:family="text">
      <style:text-properties fo:font-weight="bold" style:font-weight-asian="bold" style:font-weight-complex="bold"/>
    </style:style>
    <style:style style:name="T421" style:parent-style-name="DefaultParagraphFont" style:family="text">
      <style:text-properties fo:font-weight="bold" style:font-weight-asian="bold" style:font-weight-complex="bold"/>
    </style:style>
    <style:style style:name="T42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3" style:parent-style-name="DefaultParagraphFont" style:family="text">
      <style:text-properties fo:font-weight="bold" style:font-weight-asian="bold" style:font-weight-complex="bold"/>
    </style:style>
    <style:style style:name="T424" style:parent-style-name="DefaultParagraphFont" style:family="text">
      <style:text-properties fo:font-style="italic" style:font-style-asian="italic" style:font-style-complex="italic"/>
    </style:style>
    <style:style style:name="T425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426" style:parent-style-name="DefaultParagraphFont" style:family="text">
      <style:text-properties fo:font-style="italic" style:font-style-asian="italic" style:font-style-complex="italic"/>
    </style:style>
    <style:style style:name="T427" style:parent-style-name="DefaultParagraphFont" style:family="text">
      <style:text-properties fo:font-style="italic" style:font-style-asian="italic" style:font-style-complex="italic"/>
    </style:style>
    <style:style style:name="T428" style:parent-style-name="DefaultParagraphFont" style:family="text">
      <style:text-properties fo:font-style="italic" style:font-style-asian="italic" style:font-style-complex="italic"/>
    </style:style>
    <style:style style:name="T429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30" style:parent-style-name="DefaultParagraphFont" style:family="text">
      <style:text-properties fo:font-style="italic" style:font-style-asian="italic" style:font-style-complex="italic"/>
    </style:style>
    <style:style style:name="T431" style:parent-style-name="DefaultParagraphFont" style:family="text">
      <style:text-properties style:font-name="Segoe UI Emoji" style:font-name-complex="Segoe UI Emoji"/>
    </style:style>
    <style:style style:name="T432" style:parent-style-name="DefaultParagraphFont" style:family="text">
      <style:text-properties fo:font-style="italic" style:font-style-asian="italic" style:font-style-complex="italic"/>
    </style:style>
    <style:style style:name="T433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34" style:parent-style-name="DefaultParagraphFont" style:family="text">
      <style:text-properties fo:font-style="italic" style:font-style-asian="italic" style:font-style-complex="italic"/>
    </style:style>
    <style:style style:name="T435" style:parent-style-name="DefaultParagraphFont" style:family="text">
      <style:text-properties fo:font-style="italic" style:font-style-asian="italic" style:font-style-complex="italic"/>
    </style:style>
    <style:style style:name="T436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37" style:parent-style-name="DefaultParagraphFont" style:family="text">
      <style:text-properties fo:font-style="italic" style:font-style-asian="italic" style:font-style-complex="italic"/>
    </style:style>
    <style:style style:name="T438" style:parent-style-name="DefaultParagraphFont" style:family="text">
      <style:text-properties style:font-name="Segoe UI Emoji" style:font-name-complex="Segoe UI Emoji"/>
    </style:style>
    <style:style style:name="T439" style:parent-style-name="DefaultParagraphFont" style:family="text">
      <style:text-properties style:font-name="Segoe UI Emoji" style:font-name-complex="Segoe UI Emoji"/>
    </style:style>
    <style:style style:name="T440" style:parent-style-name="DefaultParagraphFont" style:family="text">
      <style:text-properties fo:font-style="italic" style:font-style-asian="italic" style:font-style-complex="italic"/>
    </style:style>
    <style:style style:name="T441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42" style:parent-style-name="DefaultParagraphFont" style:family="text">
      <style:text-properties fo:font-style="italic" style:font-style-asian="italic" style:font-style-complex="italic"/>
    </style:style>
    <style:style style:name="T443" style:parent-style-name="DefaultParagraphFont" style:family="text">
      <style:text-properties fo:font-style="italic" style:font-style-asian="italic" style:font-style-complex="italic"/>
    </style:style>
    <style:style style:name="T444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45" style:parent-style-name="DefaultParagraphFont" style:family="text">
      <style:text-properties fo:font-style="italic" style:font-style-asian="italic" style:font-style-complex="italic"/>
    </style:style>
    <style:style style:name="T446" style:parent-style-name="DefaultParagraphFont" style:family="text">
      <style:text-properties fo:font-style="italic" style:font-style-asian="italic" style:font-style-complex="italic"/>
    </style:style>
    <style:style style:name="T447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48" style:parent-style-name="DefaultParagraphFont" style:family="text">
      <style:text-properties fo:font-style="italic" style:font-style-asian="italic" style:font-style-complex="italic"/>
    </style:style>
    <style:style style:name="T449" style:parent-style-name="DefaultParagraphFont" style:family="text">
      <style:text-properties fo:font-style="italic" style:font-style-asian="italic" style:font-style-complex="italic"/>
    </style:style>
    <style:style style:name="T450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51" style:parent-style-name="DefaultParagraphFont" style:family="text">
      <style:text-properties fo:font-style="italic" style:font-style-asian="italic" style:font-style-complex="italic"/>
    </style:style>
    <style:style style:name="T452" style:parent-style-name="DefaultParagraphFont" style:family="text">
      <style:text-properties fo:font-style="italic" style:font-style-asian="italic" style:font-style-complex="italic"/>
    </style:style>
    <style:style style:name="T453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454" style:parent-style-name="DefaultParagraphFont" style:family="text">
      <style:text-properties fo:font-style="italic" style:font-style-asian="italic" style:font-style-complex="italic"/>
    </style:style>
    <style:style style:name="T455" style:parent-style-name="DefaultParagraphFont" style:family="text">
      <style:text-properties style:font-name="Segoe UI Emoji" style:font-name-complex="Segoe UI Emoji"/>
    </style:style>
    <style:style style:name="T456" style:parent-style-name="DefaultParagraphFont" style:family="text">
      <style:text-properties style:font-name="Segoe UI Emoji" style:font-name-complex="Segoe UI Emoji"/>
    </style:style>
    <style:style style:name="T4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ableColumn460" style:family="table-column">
      <style:table-column-properties style:column-width="0.3868in"/>
    </style:style>
    <style:style style:name="TableColumn461" style:family="table-column">
      <style:table-column-properties style:column-width="4.3791in"/>
    </style:style>
    <style:style style:name="Table459" style:family="table">
      <style:table-properties style:width="4.7659in" fo:margin-left="0in" table:align="left"/>
    </style:style>
    <style:style style:name="TableRow462" style:family="table-row">
      <style:table-row-properties/>
    </style:style>
    <style:style style:name="TableCell46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TableCell46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466" style:parent-style-name="Normal" style:family="paragraph">
      <style:text-properties fo:font-weight="bold" style:font-weight-asian="bold" style:font-weight-complex="bold"/>
    </style:style>
    <style:style style:name="TableRow467" style:family="table-row">
      <style:table-row-properties/>
    </style:style>
    <style:style style:name="TableCell46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69" style:parent-style-name="DefaultParagraphFont" style:family="text">
      <style:text-properties style:font-name="Segoe UI Symbol" style:font-name-complex="Segoe UI Symbol"/>
    </style:style>
    <style:style style:name="TableCell47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71" style:family="table-row">
      <style:table-row-properties/>
    </style:style>
    <style:style style:name="TableCell47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73" style:parent-style-name="DefaultParagraphFont" style:family="text">
      <style:text-properties style:font-name="Segoe UI Symbol" style:font-name-complex="Segoe UI Symbol"/>
    </style:style>
    <style:style style:name="TableCell47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75" style:family="table-row">
      <style:table-row-properties/>
    </style:style>
    <style:style style:name="TableCell47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77" style:parent-style-name="DefaultParagraphFont" style:family="text">
      <style:text-properties style:font-name="Segoe UI Symbol" style:font-name-complex="Segoe UI Symbol"/>
    </style:style>
    <style:style style:name="TableCell47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79" style:family="table-row">
      <style:table-row-properties/>
    </style:style>
    <style:style style:name="TableCell48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81" style:parent-style-name="DefaultParagraphFont" style:family="text">
      <style:text-properties style:font-name="Segoe UI Symbol" style:font-name-complex="Segoe UI Symbol"/>
    </style:style>
    <style:style style:name="TableCell48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ableRow484" style:family="table-row">
      <style:table-row-properties/>
    </style:style>
    <style:style style:name="TableCell48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86" style:parent-style-name="DefaultParagraphFont" style:family="text">
      <style:text-properties style:font-name="Segoe UI Symbol" style:font-name-complex="Segoe UI Symbol"/>
    </style:style>
    <style:style style:name="TableCell48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88" style:family="table-row">
      <style:table-row-properties/>
    </style:style>
    <style:style style:name="TableCell48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490" style:parent-style-name="DefaultParagraphFont" style:family="text">
      <style:text-properties style:font-name="Segoe UI Symbol" style:font-name-complex="Segoe UI Symbol"/>
    </style:style>
    <style:style style:name="TableCell49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492" style:family="table-row">
      <style:table-row-properties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494" style:parent-style-name="DefaultParagraphFont" style:family="text">
      <style:text-properties style:font-name="Segoe UI Symbol" style:font-name-complex="Segoe UI Symbol"/>
    </style:style>
    <style:style style:name="TableCell495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4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style:font-name="MS Gothic" style:font-name-asian="MS Gothic" style:font-name-complex="MS Gothic"/>
    </style:style>
    <style:style style:name="T499" style:parent-style-name="DefaultParagraphFont" style:family="text">
      <style:text-properties style:font-name="Aptos" style:font-name-complex="Aptos"/>
    </style:style>
    <style:style style:name="T500" style:parent-style-name="DefaultParagraphFont" style:family="text">
      <style:text-properties style:font-name="MS Gothic" style:font-name-asian="MS Gothic" style:font-name-complex="MS Gothic"/>
    </style:style>
    <style:style style:name="T501" style:parent-style-name="DefaultParagraphFont" style:family="text">
      <style:text-properties style:font-name="Aptos" style:font-name-complex="Aptos"/>
    </style:style>
    <style:style style:name="T502" style:parent-style-name="DefaultParagraphFont" style:family="text">
      <style:text-properties style:font-name="MS Gothic" style:font-name-asian="MS Gothic" style:font-name-complex="MS Gothic"/>
    </style:style>
    <style:style style:name="T503" style:parent-style-name="DefaultParagraphFont" style:family="text">
      <style:text-properties style:font-name="Aptos" style:font-name-complex="Aptos"/>
    </style:style>
    <style:style style:name="T504" style:parent-style-name="DefaultParagraphFont" style:family="text">
      <style:text-properties style:font-name="MS Gothic" style:font-name-asian="MS Gothic" style:font-name-complex="MS Gothic"/>
    </style:style>
    <style:style style:name="T505" style:parent-style-name="DefaultParagraphFont" style:family="text">
      <style:text-properties style:font-name="Aptos" style:font-name-complex="Aptos"/>
    </style:style>
    <style:style style:name="T506" style:parent-style-name="DefaultParagraphFont" style:family="text">
      <style:text-properties style:font-name="MS Gothic" style:font-name-asian="MS Gothic" style:font-name-complex="MS Gothic"/>
    </style:style>
    <style:style style:name="T507" style:parent-style-name="DefaultParagraphFont" style:family="text">
      <style:text-properties style:font-name="Aptos" style:font-name-complex="Aptos"/>
    </style:style>
    <style:style style:name="T50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P511" style:parent-style-name="Normal" style:family="paragraph">
      <style:text-properties fo:font-weight="bold" style:font-weight-asian="bold" style:font-weight-complex="bold"/>
    </style:style>
    <style:style style:name="P512" style:parent-style-name="Normal" style:family="paragraph">
      <style:text-properties fo:font-weight="bold" style:font-weight-asian="bold" style:font-weight-complex="bold"/>
    </style:style>
    <style:style style:name="T513" style:parent-style-name="DefaultParagraphFont" style:family="text">
      <style:text-properties style:font-name="Segoe UI Emoji" style:font-name-complex="Segoe UI Emoji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fo:font-weight="bold" style:font-weight-asian="bold" style:font-weight-complex="bold"/>
    </style:style>
    <style:style style:name="T516" style:parent-style-name="DefaultParagraphFont" style:family="text">
      <style:text-properties fo:font-weight="bold" style:font-weight-asian="bold" style:font-weight-complex="bold"/>
    </style:style>
    <style:style style:name="T517" style:parent-style-name="DefaultParagraphFont" style:family="text">
      <style:text-properties fo:font-weight="bold" style:font-weight-asian="bold" style:font-weight-complex="bold"/>
    </style:style>
    <style:style style:name="T518" style:parent-style-name="DefaultParagraphFont" style:family="text">
      <style:text-properties fo:font-weight="bold" style:font-weight-asian="bold" style:font-weight-complex="bold"/>
    </style:style>
    <style:style style:name="T519" style:parent-style-name="DefaultParagraphFont" style:family="text">
      <style:text-properties style:font-name="Segoe UI Emoji" style:font-name-complex="Segoe UI Emoji"/>
    </style:style>
    <style:style style:name="T52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21" style:parent-style-name="DefaultParagraphFont" style:family="text">
      <style:text-properties fo:font-weight="bold" style:font-weight-asian="bold" style:font-weight-complex="bold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TableColumn524" style:family="table-column">
      <style:table-column-properties style:column-width="1.0534in"/>
    </style:style>
    <style:style style:name="TableColumn525" style:family="table-column">
      <style:table-column-properties style:column-width="0.5979in"/>
    </style:style>
    <style:style style:name="TableColumn526" style:family="table-column">
      <style:table-column-properties style:column-width="0.5979in"/>
    </style:style>
    <style:style style:name="TableColumn527" style:family="table-column">
      <style:table-column-properties style:column-width="0.6034in"/>
    </style:style>
    <style:style style:name="Table523" style:family="table">
      <style:table-properties style:width="2.8527in" fo:margin-left="0in" table:align="left"/>
    </style:style>
    <style:style style:name="TableRow528" style:family="table-row">
      <style:table-row-properties/>
    </style:style>
    <style:style style:name="TableCell52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530" style:parent-style-name="Normal" style:family="paragraph">
      <style:text-properties fo:font-weight="bold" style:font-weight-asian="bold" style:font-weight-complex="bold"/>
    </style:style>
    <style:style style:name="TableCell53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532" style:parent-style-name="Normal" style:family="paragraph">
      <style:text-properties fo:font-weight="bold" style:font-weight-asian="bold" style:font-weight-complex="bold"/>
    </style:style>
    <style:style style:name="TableCell53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534" style:parent-style-name="Normal" style:family="paragraph">
      <style:text-properties fo:font-weight="bold" style:font-weight-asian="bold" style:font-weight-complex="bold"/>
    </style:style>
    <style:style style:name="TableCell53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536" style:parent-style-name="Normal" style:family="paragraph">
      <style:text-properties fo:font-weight="bold" style:font-weight-asian="bold" style:font-weight-complex="bold"/>
    </style:style>
    <style:style style:name="TableRow537" style:family="table-row">
      <style:table-row-properties/>
    </style:style>
    <style:style style:name="TableCell53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3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4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4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542" style:family="table-row">
      <style:table-row-properties/>
    </style:style>
    <style:style style:name="TableCell54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4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4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54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547" style:family="table-row">
      <style:table-row-properties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549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550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551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552" style:parent-style-name="DefaultParagraphFont" style:family="text">
      <style:text-properties style:font-name="Segoe UI Emoji" style:font-name-complex="Segoe UI Emoji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554" style:parent-style-name="DefaultParagraphFont" style:family="text">
      <style:text-properties style:font-name="Segoe UI Emoji" style:font-name-complex="Segoe UI Emoji"/>
    </style:style>
    <style:style style:name="T555" style:parent-style-name="DefaultParagraphFont" style:family="text">
      <style:text-properties style:font-name="Segoe UI Emoji" style:font-name-complex="Segoe UI Emoji"/>
    </style:style>
    <style:style style:name="T55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57" style:parent-style-name="DefaultParagraphFont" style:family="text">
      <style:text-properties fo:font-weight="bold" style:font-weight-asian="bold" style:font-weight-complex="bold"/>
    </style:style>
    <style:style style:name="T558" style:parent-style-name="DefaultParagraphFont" style:family="text">
      <style:text-properties fo:font-style="italic" style:font-style-asian="italic" style:font-style-complex="italic"/>
    </style:style>
    <style:style style:name="T559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560" style:parent-style-name="DefaultParagraphFont" style:family="text">
      <style:text-properties fo:font-style="italic" style:font-style-asian="italic" style:font-style-complex="italic"/>
    </style:style>
    <style:style style:name="T561" style:parent-style-name="DefaultParagraphFont" style:family="text">
      <style:text-properties fo:font-style="italic" style:font-style-asian="italic" style:font-style-complex="italic"/>
    </style:style>
    <style:style style:name="T562" style:parent-style-name="DefaultParagraphFont" style:family="text">
      <style:text-properties fo:font-style="italic" style:font-style-asian="italic" style:font-style-complex="italic"/>
    </style:style>
    <style:style style:name="T563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64" style:parent-style-name="DefaultParagraphFont" style:family="text">
      <style:text-properties fo:font-style="italic" style:font-style-asian="italic" style:font-style-complex="italic"/>
    </style:style>
    <style:style style:name="T565" style:parent-style-name="DefaultParagraphFont" style:family="text">
      <style:text-properties style:font-name="Segoe UI Emoji" style:font-name-complex="Segoe UI Emoji"/>
    </style:style>
    <style:style style:name="T566" style:parent-style-name="DefaultParagraphFont" style:family="text">
      <style:text-properties fo:font-style="italic" style:font-style-asian="italic" style:font-style-complex="italic"/>
    </style:style>
    <style:style style:name="T567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68" style:parent-style-name="DefaultParagraphFont" style:family="text">
      <style:text-properties fo:font-style="italic" style:font-style-asian="italic" style:font-style-complex="italic"/>
    </style:style>
    <style:style style:name="T569" style:parent-style-name="DefaultParagraphFont" style:family="text">
      <style:text-properties fo:font-style="italic" style:font-style-asian="italic" style:font-style-complex="italic"/>
    </style:style>
    <style:style style:name="T570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71" style:parent-style-name="DefaultParagraphFont" style:family="text">
      <style:text-properties fo:font-style="italic" style:font-style-asian="italic" style:font-style-complex="italic"/>
    </style:style>
    <style:style style:name="T572" style:parent-style-name="DefaultParagraphFont" style:family="text">
      <style:text-properties style:font-name="Segoe UI Emoji" style:font-name-complex="Segoe UI Emoji"/>
    </style:style>
    <style:style style:name="T573" style:parent-style-name="DefaultParagraphFont" style:family="text">
      <style:text-properties fo:font-style="italic" style:font-style-asian="italic" style:font-style-complex="italic"/>
    </style:style>
    <style:style style:name="T574" style:parent-style-name="DefaultParagraphFont" style:family="text">
      <style:text-properties style:font-name="Segoe UI Emoji" style:font-name-complex="Segoe UI Emoji"/>
    </style:style>
    <style:style style:name="T575" style:parent-style-name="DefaultParagraphFont" style:family="text">
      <style:text-properties style:font-name="Segoe UI Emoji" style:font-name-complex="Segoe UI Emoji"/>
    </style:style>
    <style:style style:name="T576" style:parent-style-name="DefaultParagraphFont" style:family="text">
      <style:text-properties fo:font-style="italic" style:font-style-asian="italic" style:font-style-complex="italic"/>
    </style:style>
    <style:style style:name="T577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78" style:parent-style-name="DefaultParagraphFont" style:family="text">
      <style:text-properties fo:font-style="italic" style:font-style-asian="italic" style:font-style-complex="italic"/>
    </style:style>
    <style:style style:name="T579" style:parent-style-name="DefaultParagraphFont" style:family="text">
      <style:text-properties fo:font-style="italic" style:font-style-asian="italic" style:font-style-complex="italic"/>
    </style:style>
    <style:style style:name="T580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81" style:parent-style-name="DefaultParagraphFont" style:family="text">
      <style:text-properties fo:font-style="italic" style:font-style-asian="italic" style:font-style-complex="italic"/>
    </style:style>
    <style:style style:name="T582" style:parent-style-name="DefaultParagraphFont" style:family="text">
      <style:text-properties fo:font-style="italic" style:font-style-asian="italic" style:font-style-complex="italic"/>
    </style:style>
    <style:style style:name="T583" style:parent-style-name="DefaultParagraphFont" style:family="text">
      <style:text-properties fo:font-style="italic" style:font-style-asian="italic" style:font-style-complex="italic"/>
    </style:style>
    <style:style style:name="T584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85" style:parent-style-name="DefaultParagraphFont" style:family="text">
      <style:text-properties fo:font-style="italic" style:font-style-asian="italic" style:font-style-complex="italic"/>
    </style:style>
    <style:style style:name="T586" style:parent-style-name="DefaultParagraphFont" style:family="text">
      <style:text-properties fo:font-style="italic" style:font-style-asian="italic" style:font-style-complex="italic"/>
    </style:style>
    <style:style style:name="T587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588" style:parent-style-name="DefaultParagraphFont" style:family="text">
      <style:text-properties fo:font-style="italic" style:font-style-asian="italic" style:font-style-complex="italic"/>
    </style:style>
    <style:style style:name="T589" style:parent-style-name="DefaultParagraphFont" style:family="text">
      <style:text-properties style:font-name="Segoe UI Emoji" style:font-name-complex="Segoe UI Emoji"/>
    </style:style>
    <style:style style:name="T590" style:parent-style-name="DefaultParagraphFont" style:family="text">
      <style:text-properties style:font-name="Segoe UI Emoji" style:font-name-complex="Segoe UI Emoji"/>
    </style:style>
    <style:style style:name="T59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92" style:parent-style-name="DefaultParagraphFont" style:family="text">
      <style:text-properties fo:font-weight="bold" style:font-weight-asian="bold" style:font-weight-complex="bold"/>
    </style:style>
    <style:style style:name="TableColumn594" style:family="table-column">
      <style:table-column-properties style:column-width="0.3868in"/>
    </style:style>
    <style:style style:name="TableColumn595" style:family="table-column">
      <style:table-column-properties style:column-width="5.2888in"/>
    </style:style>
    <style:style style:name="Table593" style:family="table">
      <style:table-properties style:width="5.6756in" fo:margin-left="0in" table:align="left"/>
    </style:style>
    <style:style style:name="TableRow596" style:family="table-row">
      <style:table-row-properties/>
    </style:style>
    <style:style style:name="TableCell59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598" style:parent-style-name="Normal" style:family="paragraph">
      <style:text-properties fo:font-weight="bold" style:font-weight-asian="bold" style:font-weight-complex="bold"/>
    </style:style>
    <style:style style:name="TableCell599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600" style:parent-style-name="Normal" style:family="paragraph">
      <style:text-properties fo:font-weight="bold" style:font-weight-asian="bold" style:font-weight-complex="bold"/>
    </style:style>
    <style:style style:name="TableRow601" style:family="table-row">
      <style:table-row-properties/>
    </style:style>
    <style:style style:name="TableCell60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603" style:parent-style-name="DefaultParagraphFont" style:family="text">
      <style:text-properties style:font-name="Segoe UI Symbol" style:font-name-complex="Segoe UI Symbol"/>
    </style:style>
    <style:style style:name="TableCell60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605" style:family="table-row">
      <style:table-row-properties/>
    </style:style>
    <style:style style:name="TableCell60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607" style:parent-style-name="DefaultParagraphFont" style:family="text">
      <style:text-properties style:font-name="Segoe UI Symbol" style:font-name-complex="Segoe UI Symbol"/>
    </style:style>
    <style:style style:name="TableCell60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609" style:family="table-row">
      <style:table-row-properties/>
    </style:style>
    <style:style style:name="TableCell61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611" style:parent-style-name="DefaultParagraphFont" style:family="text">
      <style:text-properties style:font-name="Segoe UI Symbol" style:font-name-complex="Segoe UI Symbol"/>
    </style:style>
    <style:style style:name="TableCell61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613" style:family="table-row">
      <style:table-row-properties/>
    </style:style>
    <style:style style:name="TableCell61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615" style:parent-style-name="DefaultParagraphFont" style:family="text">
      <style:text-properties style:font-name="Segoe UI Symbol" style:font-name-complex="Segoe UI Symbol"/>
    </style:style>
    <style:style style:name="TableCell61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617" style:family="table-row">
      <style:table-row-properties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619" style:parent-style-name="DefaultParagraphFont" style:family="text">
      <style:text-properties style:font-name="Segoe UI Symbol" style:font-name-complex="Segoe UI Symbol"/>
    </style:style>
    <style:style style:name="TableCell620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6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22" style:parent-style-name="DefaultParagraphFont" style:family="text">
      <style:text-properties fo:font-weight="bold" style:font-weight-asian="bold" style:font-weight-complex="bold"/>
    </style:style>
    <style:style style:name="T623" style:parent-style-name="DefaultParagraphFont" style:family="text">
      <style:text-properties style:font-name="MS Gothic" style:font-name-asian="MS Gothic" style:font-name-complex="MS Gothic"/>
    </style:style>
    <style:style style:name="T624" style:parent-style-name="DefaultParagraphFont" style:family="text">
      <style:text-properties style:font-name="Aptos" style:font-name-complex="Aptos"/>
    </style:style>
    <style:style style:name="T625" style:parent-style-name="DefaultParagraphFont" style:family="text">
      <style:text-properties style:font-name="MS Gothic" style:font-name-asian="MS Gothic" style:font-name-complex="MS Gothic"/>
    </style:style>
    <style:style style:name="T626" style:parent-style-name="DefaultParagraphFont" style:family="text">
      <style:text-properties style:font-name="Aptos" style:font-name-complex="Aptos"/>
    </style:style>
    <style:style style:name="T627" style:parent-style-name="DefaultParagraphFont" style:family="text">
      <style:text-properties style:font-name="MS Gothic" style:font-name-asian="MS Gothic" style:font-name-complex="MS Gothic"/>
    </style:style>
    <style:style style:name="T628" style:parent-style-name="DefaultParagraphFont" style:family="text">
      <style:text-properties style:font-name="Aptos" style:font-name-complex="Aptos"/>
    </style:style>
    <style:style style:name="T629" style:parent-style-name="DefaultParagraphFont" style:family="text">
      <style:text-properties style:font-name="MS Gothic" style:font-name-asian="MS Gothic" style:font-name-complex="MS Gothic"/>
    </style:style>
    <style:style style:name="T630" style:parent-style-name="DefaultParagraphFont" style:family="text">
      <style:text-properties style:font-name="Aptos" style:font-name-complex="Aptos"/>
    </style:style>
    <style:style style:name="T631" style:parent-style-name="DefaultParagraphFont" style:family="text">
      <style:text-properties style:font-name="MS Gothic" style:font-name-asian="MS Gothic" style:font-name-complex="MS Gothic"/>
    </style:style>
    <style:style style:name="T632" style:parent-style-name="DefaultParagraphFont" style:family="text">
      <style:text-properties style:font-name="Aptos" style:font-name-complex="Aptos"/>
    </style:style>
    <style:style style:name="T633" style:parent-style-name="DefaultParagraphFont" style:family="text">
      <style:text-properties style:font-name="MS Gothic" style:font-name-asian="MS Gothic" style:font-name-complex="MS Gothic"/>
    </style:style>
    <style:style style:name="T634" style:parent-style-name="DefaultParagraphFont" style:family="text">
      <style:text-properties style:font-name="Aptos" style:font-name-complex="Aptos"/>
    </style:style>
    <style:style style:name="T635" style:parent-style-name="DefaultParagraphFont" style:family="text">
      <style:text-properties style:font-name="MS Gothic" style:font-name-asian="MS Gothic" style:font-name-complex="MS Gothic"/>
    </style:style>
    <style:style style:name="T636" style:parent-style-name="DefaultParagraphFont" style:family="text">
      <style:text-properties style:font-name="Aptos" style:font-name-complex="Aptos"/>
    </style:style>
    <style:style style:name="T637" style:parent-style-name="DefaultParagraphFont" style:family="text">
      <style:text-properties style:font-name="MS Gothic" style:font-name-asian="MS Gothic" style:font-name-complex="MS Gothic"/>
    </style:style>
    <style:style style:name="T638" style:parent-style-name="DefaultParagraphFont" style:family="text">
      <style:text-properties style:font-name="Aptos" style:font-name-complex="Aptos"/>
    </style:style>
    <style:style style:name="T639" style:parent-style-name="DefaultParagraphFont" style:family="text">
      <style:text-properties style:font-name="MS Gothic" style:font-name-asian="MS Gothic" style:font-name-complex="MS Gothic"/>
    </style:style>
    <style:style style:name="T640" style:parent-style-name="DefaultParagraphFont" style:family="text">
      <style:text-properties style:font-name="Aptos" style:font-name-complex="Aptos"/>
    </style:style>
    <style:style style:name="T641" style:parent-style-name="DefaultParagraphFont" style:family="text">
      <style:text-properties fo:font-weight="bold" style:font-weight-asian="bold" style:font-weight-complex="bold"/>
    </style:style>
    <style:style style:name="T642" style:parent-style-name="DefaultParagraphFont" style:family="text">
      <style:text-properties fo:font-weight="bold" style:font-weight-asian="bold" style:font-weight-complex="bold"/>
    </style:style>
    <style:style style:name="P643" style:parent-style-name="Normal" style:family="paragraph">
      <style:text-properties fo:font-weight="bold" style:font-weight-asian="bold" style:font-weight-complex="bold"/>
    </style:style>
    <style:style style:name="P644" style:parent-style-name="Normal" style:family="paragraph">
      <style:text-properties fo:font-weight="bold" style:font-weight-asian="bold" style:font-weight-complex="bold"/>
    </style:style>
    <style:style style:name="T645" style:parent-style-name="DefaultParagraphFont" style:family="text">
      <style:text-properties style:font-name="Segoe UI Emoji" style:font-name-complex="Segoe UI Emoji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T647" style:parent-style-name="DefaultParagraphFont" style:family="text">
      <style:text-properties style:font-name="Segoe UI Emoji" style:font-name-complex="Segoe UI Emoji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DefaultParagraphFont" style:family="text">
      <style:text-properties fo:font-weight="bold" style:font-weight-asian="bold" style:font-weight-complex="bold"/>
    </style:style>
    <style:style style:name="T6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1" style:parent-style-name="DefaultParagraphFont" style:family="text">
      <style:text-properties fo:font-weight="bold" style:font-weight-asian="bold" style:font-weight-complex="bold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T653" style:parent-style-name="DefaultParagraphFont" style:family="text">
      <style:text-properties fo:font-style="italic" style:font-style-asian="italic" style:font-style-complex="italic"/>
    </style:style>
    <style:style style:name="T654" style:parent-style-name="DefaultParagraphFont" style:family="text">
      <style:text-properties fo:font-style="italic" style:font-style-asian="italic" style:font-style-complex="italic"/>
    </style:style>
    <style:style style:name="T655" style:parent-style-name="DefaultParagraphFont" style:family="text">
      <style:text-properties style:font-name="Segoe UI Emoji" style:font-name-complex="Segoe UI Emoji" fo:font-style="italic" style:font-style-asian="italic" style:font-style-complex="italic"/>
    </style:style>
    <style:style style:name="T656" style:parent-style-name="DefaultParagraphFont" style:family="text">
      <style:text-properties fo:font-style="italic" style:font-style-asian="italic" style:font-style-complex="italic"/>
    </style:style>
    <style:style style:name="T6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8" style:parent-style-name="DefaultParagraphFont" style:family="text">
      <style:text-properties fo:font-weight="bold" style:font-weight-asian="bold" style:font-weight-complex="bold"/>
    </style:style>
    <style:style style:name="T6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661" style:parent-style-name="DefaultParagraphFont" style:family="text">
      <style:text-properties style:font-name="Segoe UI Emoji" style:font-name-complex="Segoe UI Emoji"/>
    </style:style>
    <style:style style:name="T662" style:parent-style-name="DefaultParagraphFont" style:family="text">
      <style:text-properties fo:font-style="italic" style:font-style-asian="italic" style:font-style-complex="italic"/>
    </style:style>
    <style:style style:name="T663" style:parent-style-name="DefaultParagraphFont" style:family="text">
      <style:text-properties fo:font-weight="bold" style:font-weight-asian="bold" style:font-weight-complex="bold"/>
    </style:style>
    <style:style style:name="P664" style:parent-style-name="Normal" style:family="paragraph">
      <style:text-properties fo:font-weight="bold" style:font-weight-asian="bold" style:font-weight-complex="bold"/>
    </style:style>
    <style:style style:name="P665" style:parent-style-name="Normal" style:family="paragraph">
      <style:text-properties fo:font-weight="bold" style:font-weight-asian="bold" style:font-weight-complex="bold"/>
    </style:style>
    <style:style style:name="T666" style:parent-style-name="DefaultParagraphFont" style:family="text">
      <style:text-properties style:font-name="Segoe UI Emoji" style:font-name-complex="Segoe UI Emoji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T668" style:parent-style-name="DefaultParagraphFont" style:family="text">
      <style:text-properties style:font-name="Segoe UI Emoji" style:font-name-complex="Segoe UI Emoji"/>
    </style:style>
    <style:style style:name="T669" style:parent-style-name="DefaultParagraphFont" style:family="text">
      <style:text-properties style:font-name="Segoe UI Emoji" style:font-name-complex="Segoe UI Emoji"/>
    </style:style>
    <style:style style:name="T670" style:parent-style-name="DefaultParagraphFont" style:family="text">
      <style:text-properties style:font-name="Segoe UI Emoji" style:font-name-complex="Segoe UI Emoji"/>
    </style:style>
    <style:style style:name="T671" style:parent-style-name="DefaultParagraphFont" style:family="text">
      <style:text-properties style:font-name="Segoe UI Emoji" style:font-name-complex="Segoe UI Emoji"/>
    </style:style>
    <style:style style:name="T672" style:parent-style-name="DefaultParagraphFont" style:family="text">
      <style:text-properties style:font-name="Aptos" style:font-name-complex="Aptos"/>
    </style:style>
    <style:style style:name="T673" style:parent-style-name="DefaultParagraphFont" style:family="text">
      <style:text-properties style:font-name="Segoe UI Emoji" style:font-name-complex="Segoe UI Emoji"/>
    </style:style>
    <style:style style:name="T674" style:parent-style-name="DefaultParagraphFont" style:family="text">
      <style:text-properties style:font-name="Segoe UI Emoji" style:font-name-complex="Segoe UI Emoji"/>
    </style:style>
    <style:style style:name="T675" style:parent-style-name="DefaultParagraphFont" style:family="text">
      <style:text-properties style:font-name="Aptos" style:font-name-complex="Aptos"/>
    </style:style>
    <style:style style:name="T676" style:parent-style-name="DefaultParagraphFont" style:family="text">
      <style:text-properties fo:font-weight="bold" style:font-weight-asian="bold" style:font-weight-complex="bold"/>
    </style:style>
    <style:style style:name="T6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78" style:parent-style-name="DefaultParagraphFont" style:family="text">
      <style:text-properties fo:font-weight="bold" style:font-weight-asian="bold" style:font-weight-complex="bold"/>
    </style:style>
    <style:style style:name="T679" style:parent-style-name="DefaultParagraphFont" style:family="text">
      <style:text-properties fo:font-weight="bold" style:font-weight-asian="bold" style:font-weight-complex="bold"/>
    </style:style>
    <style:style style:name="TableColumn681" style:family="table-column">
      <style:table-column-properties style:column-width="1.0104in"/>
    </style:style>
    <style:style style:name="TableColumn682" style:family="table-column">
      <style:table-column-properties style:column-width="0.5979in"/>
    </style:style>
    <style:style style:name="TableColumn683" style:family="table-column">
      <style:table-column-properties style:column-width="0.5979in"/>
    </style:style>
    <style:style style:name="TableColumn684" style:family="table-column">
      <style:table-column-properties style:column-width="0.6083in"/>
    </style:style>
    <style:style style:name="Table680" style:family="table">
      <style:table-properties style:width="2.8145in" fo:margin-left="0in" table:align="left"/>
    </style:style>
    <style:style style:name="TableRow685" style:family="table-row">
      <style:table-row-properties/>
    </style:style>
    <style:style style:name="TableCell68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687" style:parent-style-name="Normal" style:family="paragraph">
      <style:text-properties fo:font-weight="bold" style:font-weight-asian="bold" style:font-weight-complex="bold"/>
    </style:style>
    <style:style style:name="TableCell68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689" style:parent-style-name="Normal" style:family="paragraph">
      <style:text-properties fo:font-weight="bold" style:font-weight-asian="bold" style:font-weight-complex="bold"/>
    </style:style>
    <style:style style:name="TableCell69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691" style:parent-style-name="Normal" style:family="paragraph">
      <style:text-properties fo:font-weight="bold" style:font-weight-asian="bold" style:font-weight-complex="bold"/>
    </style:style>
    <style:style style:name="TableCell69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693" style:parent-style-name="Normal" style:family="paragraph">
      <style:text-properties fo:font-weight="bold" style:font-weight-asian="bold" style:font-weight-complex="bold"/>
    </style:style>
    <style:style style:name="TableRow694" style:family="table-row">
      <style:table-row-properties/>
    </style:style>
    <style:style style:name="TableCell695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69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69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69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699" style:family="table-row">
      <style:table-row-properties/>
    </style:style>
    <style:style style:name="TableCell70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0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0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0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704" style:family="table-row">
      <style:table-row-properties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706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707" style:family="table-cell">
      <style:table-cell-properties fo:border-top="none" fo:border-left="none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708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709" style:parent-style-name="DefaultParagraphFont" style:family="text">
      <style:text-properties style:font-name="Segoe UI Emoji" style:font-name-complex="Segoe UI Emoji"/>
    </style:style>
    <style:style style:name="T710" style:parent-style-name="DefaultParagraphFont" style:family="text">
      <style:text-properties style:font-name="MS Gothic" style:font-name-asian="MS Gothic" style:font-name-complex="MS Gothic"/>
    </style:style>
    <style:style style:name="T711" style:parent-style-name="DefaultParagraphFont" style:family="text">
      <style:text-properties style:font-name="Aptos" style:font-name-complex="Aptos"/>
    </style:style>
    <style:style style:name="T712" style:parent-style-name="DefaultParagraphFont" style:family="text">
      <style:text-properties style:font-name="MS Gothic" style:font-name-asian="MS Gothic" style:font-name-complex="MS Gothic"/>
    </style:style>
    <style:style style:name="T713" style:parent-style-name="DefaultParagraphFont" style:family="text">
      <style:text-properties style:font-name="Aptos" style:font-name-complex="Aptos"/>
    </style:style>
    <style:style style:name="T714" style:parent-style-name="DefaultParagraphFont" style:family="text">
      <style:text-properties style:font-name="MS Gothic" style:font-name-asian="MS Gothic" style:font-name-complex="MS Gothic"/>
    </style:style>
    <style:style style:name="T715" style:parent-style-name="DefaultParagraphFont" style:family="text">
      <style:text-properties style:font-name="Aptos" style:font-name-complex="Aptos"/>
    </style:style>
    <style:style style:name="T716" style:parent-style-name="DefaultParagraphFont" style:family="text">
      <style:text-properties style:font-name="MS Gothic" style:font-name-asian="MS Gothic" style:font-name-complex="MS Gothic"/>
    </style:style>
    <style:style style:name="T717" style:parent-style-name="DefaultParagraphFont" style:family="text">
      <style:text-properties style:font-name="Aptos" style:font-name-complex="Aptos"/>
    </style:style>
    <style:style style:name="T718" style:parent-style-name="DefaultParagraphFont" style:family="text">
      <style:text-properties style:font-name="MS Gothic" style:font-name-asian="MS Gothic" style:font-name-complex="MS Gothic"/>
    </style:style>
    <style:style style:name="T719" style:parent-style-name="DefaultParagraphFont" style:family="text">
      <style:text-properties style:font-name="Aptos" style:font-name-complex="Aptos"/>
    </style:style>
    <style:style style:name="T720" style:parent-style-name="DefaultParagraphFont" style:family="text">
      <style:text-properties style:font-name="MS Gothic" style:font-name-asian="MS Gothic" style:font-name-complex="MS Gothic"/>
    </style:style>
    <style:style style:name="T721" style:parent-style-name="DefaultParagraphFont" style:family="text">
      <style:text-properties style:font-name="Aptos" style:font-name-complex="Aptos"/>
    </style:style>
    <style:style style:name="T722" style:parent-style-name="DefaultParagraphFont" style:family="text">
      <style:text-properties style:font-name="MS Gothic" style:font-name-asian="MS Gothic" style:font-name-complex="MS Gothic"/>
    </style:style>
    <style:style style:name="T723" style:parent-style-name="DefaultParagraphFont" style:family="text">
      <style:text-properties style:font-name="Aptos" style:font-name-complex="Aptos"/>
    </style:style>
    <style:style style:name="T7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25" style:parent-style-name="DefaultParagraphFont" style:family="text">
      <style:text-properties fo:font-weight="bold" style:font-weight-asian="bold" style:font-weight-complex="bold"/>
    </style:style>
    <style:style style:name="T726" style:parent-style-name="DefaultParagraphFont" style:family="text">
      <style:text-properties fo:font-weight="bold" style:font-weight-asian="bold" style:font-weight-complex="bold"/>
    </style:style>
    <style:style style:name="T727" style:parent-style-name="DefaultParagraphFont" style:family="text">
      <style:text-properties fo:font-style="italic" style:font-style-asian="italic" style:font-style-complex="italic"/>
    </style:style>
    <style:style style:name="T728" style:parent-style-name="DefaultParagraphFont" style:family="text">
      <style:text-properties fo:font-style="italic" style:font-style-asian="italic" style:font-style-complex="italic"/>
    </style:style>
    <style:style style:name="T729" style:parent-style-name="DefaultParagraphFont" style:family="text">
      <style:text-properties style:font-name="Segoe UI Emoji" style:font-name-complex="Segoe UI Emoji"/>
    </style:style>
    <style:style style:name="T730" style:parent-style-name="DefaultParagraphFont" style:family="text">
      <style:text-properties fo:font-style="italic" style:font-style-asian="italic" style:font-style-complex="italic"/>
    </style:style>
    <style:style style:name="T731" style:parent-style-name="DefaultParagraphFont" style:family="text">
      <style:text-properties style:font-name="Segoe UI Emoji" style:font-name-complex="Segoe UI Emoji"/>
    </style:style>
    <style:style style:name="T732" style:parent-style-name="DefaultParagraphFont" style:family="text">
      <style:text-properties fo:font-style="italic" style:font-style-asian="italic" style:font-style-complex="italic"/>
    </style:style>
    <style:style style:name="T733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734" style:parent-style-name="DefaultParagraphFont" style:family="text">
      <style:text-properties fo:font-style="italic" style:font-style-asian="italic" style:font-style-complex="italic"/>
    </style:style>
    <style:style style:name="T735" style:parent-style-name="DefaultParagraphFont" style:family="text">
      <style:text-properties fo:font-style="italic" style:font-style-asian="italic" style:font-style-complex="italic"/>
    </style:style>
    <style:style style:name="T736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737" style:parent-style-name="DefaultParagraphFont" style:family="text">
      <style:text-properties fo:font-style="italic" style:font-style-asian="italic" style:font-style-complex="italic"/>
    </style:style>
    <style:style style:name="T738" style:parent-style-name="DefaultParagraphFont" style:family="text">
      <style:text-properties fo:font-style="italic" style:font-style-asian="italic" style:font-style-complex="italic"/>
    </style:style>
    <style:style style:name="T739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740" style:parent-style-name="DefaultParagraphFont" style:family="text">
      <style:text-properties fo:font-style="italic" style:font-style-asian="italic" style:font-style-complex="italic"/>
    </style:style>
    <style:style style:name="T741" style:parent-style-name="DefaultParagraphFont" style:family="text">
      <style:text-properties fo:font-style="italic" style:font-style-asian="italic" style:font-style-complex="italic"/>
    </style:style>
    <style:style style:name="T742" style:parent-style-name="DefaultParagraphFont" style:family="text">
      <style:text-properties style:font-name="Segoe UI Symbol" style:font-name-complex="Segoe UI Symbol" fo:font-style="italic" style:font-style-asian="italic" style:font-style-complex="italic"/>
    </style:style>
    <style:style style:name="T743" style:parent-style-name="DefaultParagraphFont" style:family="text">
      <style:text-properties fo:font-style="italic" style:font-style-asian="italic" style:font-style-complex="italic"/>
    </style:style>
    <style:style style:name="T744" style:parent-style-name="DefaultParagraphFont" style:family="text">
      <style:text-properties style:font-name="Segoe UI Emoji" style:font-name-complex="Segoe UI Emoji"/>
    </style:style>
    <style:style style:name="T745" style:parent-style-name="DefaultParagraphFont" style:family="text">
      <style:text-properties style:font-name="Segoe UI Emoji" style:font-name-complex="Segoe UI Emoji"/>
    </style:style>
    <style:style style:name="T74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47" style:parent-style-name="DefaultParagraphFont" style:family="text">
      <style:text-properties fo:font-weight="bold" style:font-weight-asian="bold" style:font-weight-complex="bold"/>
    </style:style>
    <style:style style:name="TableColumn749" style:family="table-column">
      <style:table-column-properties style:column-width="0.3868in"/>
    </style:style>
    <style:style style:name="TableColumn750" style:family="table-column">
      <style:table-column-properties style:column-width="4.7715in"/>
    </style:style>
    <style:style style:name="Table748" style:family="table">
      <style:table-properties style:width="5.1583in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53" style:parent-style-name="Normal" style:family="paragraph">
      <style:text-properties fo:font-weight="bold" style:font-weight-asian="bold" style:font-weight-complex="bold"/>
    </style:style>
    <style:style style:name="TableCell75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in" fo:padding-left="0in" fo:padding-bottom="0.0951in" fo:padding-right="0in"/>
    </style:style>
    <style:style style:name="P755" style:parent-style-name="Normal" style:family="paragraph">
      <style:text-properties fo:font-weight="bold" style:font-weight-asian="bold" style:font-weight-complex="bold"/>
    </style:style>
    <style:style style:name="TableRow756" style:family="table-row">
      <style:table-row-properties/>
    </style:style>
    <style:style style:name="TableCell75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58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759" style:family="table-row">
      <style:table-row-properties/>
    </style:style>
    <style:style style:name="TableCell760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61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762" style:family="table-row">
      <style:table-row-properties/>
    </style:style>
    <style:style style:name="TableCell763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64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765" style:family="table-row">
      <style:table-row-properties/>
    </style:style>
    <style:style style:name="TableCell766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Cell767" style:family="table-cell">
      <style:table-cell-properties fo:border-top="0.0034in solid #000000" fo:border-left="0.0034in solid #000000" fo:border-bottom="0.0104in solid #000000" fo:border-right="0.0034in solid #000000" style:writing-mode="lr-tb" style:vertical-align="bottom" fo:padding-top="0.0951in" fo:padding-left="0in" fo:padding-bottom="0.0951in" fo:padding-right="0in"/>
    </style:style>
    <style:style style:name="TableRow768" style:family="table-row">
      <style:table-row-properties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style:vertical-align="bottom" fo:padding-top="0.0951in" fo:padding-left="0in" fo:padding-bottom="0.25in" fo:padding-right="0in"/>
    </style:style>
    <style:style style:name="TableCell770" style:family="table-cell">
      <style:table-cell-properties fo:border-top="none" fo:border-left="none" fo:border-bottom="0.0034in solid #000000" fo:border-right="0.0034in solid #000000" style:writing-mode="lr-tb" style:vertical-align="bottom" fo:padding-top="0.0951in" fo:padding-left="0in" fo:padding-bottom="0.25in" fo:padding-right="0in"/>
    </style:style>
    <style:style style:name="T7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/>
    </style:style>
    <style:style style:name="P773" style:parent-style-name="Normal" style:list-style-name="LFO8" style:family="paragraph"/>
    <style:style style:name="P774" style:parent-style-name="Normal" style:list-style-name="LFO8" style:family="paragraph"/>
    <style:style style:name="P775" style:parent-style-name="Normal" style:list-style-name="LFO8" style:family="paragraph"/>
    <style:style style:name="T776" style:parent-style-name="DefaultParagraphFont" style:family="text">
      <style:text-properties fo:font-weight="bold" style:font-weight-asian="bold" style:font-weight-complex="bold"/>
    </style:style>
    <style:style style:name="P777" style:parent-style-name="Normal" style:family="paragraph">
      <style:text-properties text:display="none"/>
    </style:style>
    <style:style style:name="P778" style:parent-style-name="Normal" style:family="paragraph">
      <style:text-properties text:display="none"/>
    </style:style>
    <style:style style:family="graphic" style:name="a3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a xlink:href="https://chatgpt.com/c/69056671-db7c-8323-8cd3-ba3b3c06dbee#main" office:target-frame-name="_top" xlink:show="replace"><text:span text:style-name="Hyperlink">Skip to content</text:span></text:a></text:p>
      <text:p text:style-name="P2">Chat history</text:p>
      <text:p text:style-name="P3">You said:</text:p>
      <text:p text:style-name="Normal">Read excel to pick the files in row wise in Playwright<text:s/></text:p>
      <text:p text:style-name="P4">ChatGPT said:</text:p>
      <text:p text:style-name="Normal">Got it<text:s/><text:span text:style-name="T5">👍</text:span><text:s/>— you want to <text:span text:style-name="T6">read an Excel file</text:span> and <text:span text:style-name="T7">pick (upload) files row-wise</text:span> in a <text:span text:style-name="T8">Playwright automation script</text:span>.<text:line-break/>Let’s go step-by-step with a <text:span text:style-name="T9">working TypeScript example</text:span>.</text:p>
      <text:p text:style-name="Normal"><draw:custom-shape svg:x="0in" svg:y="0in" svg:width="0in" svg:height="0in" draw:z-index="0" draw:id="id0" draw:style-name="a0" draw:name="Horizontal Line 3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">🧩</text:span><text:span text:style-name="T11"><text:s/>Scenario</text:span></text:p>
      <text:p text:style-name="Normal">You have an Excel file like this (testdata.xlsx):</text:p>
      <table:table table:style-name="Table12">
        <table:table-columns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Row</text:p>
            </table:table-cell>
            <table:table-cell table:style-name="TableCell18">
              <text:p text:style-name="P19">FilePath</text:p>
            </table:table-cell>
          </table:table-row>
        </table:table-header-rows>
        <table:table-row table:style-name="TableRow20">
          <table:table-cell table:style-name="TableCell21">
            <text:p text:style-name="Normal">1</text:p>
          </table:table-cell>
          <table:table-cell table:style-name="TableCell22">
            <text:p text:style-name="Normal">C:\uploads\file1.pdf</text:p>
          </table:table-cell>
        </table:table-row>
        <table:table-row table:style-name="TableRow23">
          <table:table-cell table:style-name="TableCell24">
            <text:p text:style-name="Normal">2</text:p>
          </table:table-cell>
          <table:table-cell table:style-name="TableCell25">
            <text:p text:style-name="Normal">C:\uploads\file2.png</text:p>
          </table:table-cell>
        </table:table-row>
        <table:table-row table:style-name="TableRow26">
          <table:table-cell table:style-name="TableCell27">
            <text:p text:style-name="Normal">3</text:p>
          </table:table-cell>
          <table:table-cell table:style-name="TableCell28">
            <text:p text:style-name="Normal">C:\uploads\file3.docx</text:p>
          </table:table-cell>
        </table:table-row>
      </table:table>
      <text:p text:style-name="Normal">You want Playwright to:</text:p>
      <text:list text:style-name="LFO1" text:continue-numbering="true">
        <text:list-item>
          <text:p text:style-name="P29">Read each row from Excel</text:p>
        </text:list-item>
        <text:list-item>
          <text:p text:style-name="P30">Pick the file path</text:p>
        </text:list-item>
        <text:list-item>
          <text:p text:style-name="P31">Upload that file (e.g., drag-and-drop or file input)</text:p>
        </text:list-item>
      </text:list>
      <text:p text:style-name="Normal"><draw:custom-shape svg:x="0in" svg:y="0in" svg:width="0in" svg:height="0in" draw:z-index="0" draw:id="id1" draw:style-name="a1" draw:name="Horizontal Line 3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✅</text:span><text:span text:style-name="T33"><text:s/>Step 1: Install dependencies</text:span></text:p>
      <text:p text:style-name="Normal">npm install xlsx @playwright/test<text:s/></text:p>
      <text:p text:style-name="Normal"><draw:custom-shape svg:x="0in" svg:y="0in" svg:width="0in" svg:height="0in" draw:z-index="0" draw:id="id2" draw:style-name="a2" draw:name="Horizontal Line 3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✅</text:span><text:span text:style-name="T35"><text:s/>Step 2: Create utility to read Excel</text:span></text:p>
      <text:p text:style-name="Normal"><text:span text:style-name="T36">// utils/readExcel.ts</text:span><text:s/>import * as XLSX from "xlsx"; export function readExcelRows(filePath: string): string[] { const workbook = XLSX.readFile(filePath);<text:s/><text:soft-page-break/>const sheetName = workbook.SheetNames[0]; const worksheet = workbook.Sheets[sheetName]; const jsonData = XLSX.utils.sheet_to_json(worksheet, { header: 1 });<text:s/><text:span text:style-name="T37">// Assuming file paths are in first column</text:span><text:s/>const filePaths: string[] = []; for (let i = 1; i &lt; jsonData.length; i++) { const row = jsonData[i]; if (row &amp;&amp; row[0]) filePaths.push(row[0].toString()); } return filePaths; }<text:s/></text:p>
      <text:p text:style-name="Normal"><draw:custom-shape svg:x="0in" svg:y="0in" svg:width="0in" svg:height="0in" draw:z-index="0" draw:id="id3" draw:style-name="a3" draw:name="Horizontal Line 3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8">✅</text:span><text:span text:style-name="T39"><text:s/>Step 3: Use in Playwright test</text:span></text:p>
      <text:p text:style-name="Normal"><text:span text:style-name="T40">// tests/uploadFilesFromExcel.spec.ts</text:span><text:s/>import { test, expect } from "@playwright/test"; import { readExcelRows } from "../utils/readExcel"; import path from "path"; test("Upload files row-wise from Excel", async ({ page }) =&gt; { const filePaths = readExcelRows("testdata.xlsx"); console.log("Files to upload:", filePaths); await page.goto("https://your-upload-site.com"); for (const file of filePaths) { const fullPath = path.resolve(file);<text:s/><text:span text:style-name="T41">// If upload uses input[type=file]</text:span><text:s/>await page.setInputFiles('input[type="file"]', fullPath);<text:s/><text:span text:style-name="T42">// If upload is drag &amp; drop type:</text:span><text:s/><text:span text:style-name="T43">// await page.locator('div:has-text("Drag and drop files here")')</text:span><text:s/><text:span text:style-name="T44">// .setInputFiles(fullPath);</text:span><text:s/><text:span text:style-name="T45">// Wait/verify upload result</text:span><text:s/>await expect(page.locator("text=Upload successful")).toBeVisible({ timeout: 10000 }); } });<text:s/></text:p>
      <text:p text:style-name="Normal"><draw:custom-shape svg:x="0in" svg:y="0in" svg:width="0in" svg:height="0in" draw:z-index="0" draw:id="id4" draw:style-name="a4" draw:name="Horizontal Line 3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">✅</text:span><text:span text:style-name="T47"><text:s/>Step 4: Excel file structure</text:span></text:p>
      <text:p text:style-name="Normal">Ensure your Excel has only one sheet with file paths in the first column.<text:line-break/>Example:</text:p>
      <text:p text:style-name="Normal">| FilePath <text:s text:c="13"/>|</text:p>
      <text:p text:style-name="Normal">|------------------------|</text:p>
      <text:p text:style-name="Normal">| C:\uploads\file1.pdf <text:s text:c="2"/>|</text:p>
      <text:p text:style-name="Normal">| C:\uploads\file2.png <text:s text:c="2"/>|</text:p>
      <text:p text:style-name="Normal">| C:\uploads\file3.docx <text:s/>|</text:p>
      <text:p text:style-name="Normal"><draw:custom-shape svg:x="0in" svg:y="0in" svg:width="0in" svg:height="0in" draw:z-index="0" draw:id="id5" draw:style-name="a5" draw:name="Horizontal Line 3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8">🧠</text:span><text:span text:style-name="T49"><text:s/>Tips</text:span></text:p>
      <text:list text:style-name="LFO2" text:continue-numbering="true">
        <text:list-item>
          <text:p text:style-name="P50">You can modify the function to read multiple columns if needed (e.g., file name + description).</text:p>
        </text:list-item>
        <text:list-item>
          <text:p text:style-name="P51">Add validation with fs.existsSync(file) before upload.</text:p>
        </text:list-item>
        <text:list-item>
          <text:p text:style-name="P52">If your upload element supports <text:span text:style-name="T53">multiple files</text:span>, you can pass an array:</text:p>
        </text:list-item>
      </text:list>
      <text:soft-page-break/>
      <text:p text:style-name="Normal">await page.setInputFiles('input[type="file"]', filePaths);<text:s/></text:p>
      <text:p text:style-name="Normal"><draw:custom-shape svg:x="0in" svg:y="0in" svg:width="0in" svg:height="0in" draw:z-index="0" draw:id="id6" draw:style-name="a6" draw:name="Horizontal Line 337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show the version for <text:span text:style-name="T54">drag &amp; drop upload</text:span> specifically (without using &lt;input type="file"&gt;)?</text:p>
      <text:p text:style-name="P55">You said:</text:p>
      <text:p text:style-name="Normal">Multiple files at a time by row wise</text:p>
      <text:p text:style-name="P56">ChatGPT said:</text:p>
      <text:p text:style-name="Normal">Perfect<text:s/><text:span text:style-name="T57">👍</text:span><text:s/>— so you want to <text:span text:style-name="T58">read multiple file paths from each Excel row</text:span> and <text:span text:style-name="T59">upload all files in that row together</text:span> (row-wise group upload) using Playwright.</text:p>
      <text:p text:style-name="Normal">Let’s do that step by step with a <text:span text:style-name="T60">multi-file upload example</text:span> <text:span text:style-name="T61">👇</text:span></text:p>
      <text:p text:style-name="Normal"><draw:custom-shape svg:x="0in" svg:y="0in" svg:width="0in" svg:height="0in" draw:z-index="0" draw:id="id7" draw:style-name="a7" draw:name="Horizontal Line 3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📘</text:span><text:span text:style-name="T63"><text:s/>Example Excel (</text:span>testdata.xlsx<text:span text:style-name="T64">)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header-rows>
          <table:table-row table:style-name="TableRow70">
            <table:table-cell table:style-name="TableCell71">
              <text:p text:style-name="P72">Row</text:p>
            </table:table-cell>
            <table:table-cell table:style-name="TableCell73">
              <text:p text:style-name="P74">File1</text:p>
            </table:table-cell>
            <table:table-cell table:style-name="TableCell75">
              <text:p text:style-name="P76">File2</text:p>
            </table:table-cell>
            <table:table-cell table:style-name="TableCell77">
              <text:p text:style-name="P78">File3</text:p>
            </table:table-cell>
          </table:table-row>
        </table:table-header-rows>
        <table:table-row table:style-name="TableRow79">
          <table:table-cell table:style-name="TableCell80">
            <text:p text:style-name="Normal">1</text:p>
          </table:table-cell>
          <table:table-cell table:style-name="TableCell81">
            <text:p text:style-name="Normal">C:\uploads\a1.pdf</text:p>
          </table:table-cell>
          <table:table-cell table:style-name="TableCell82">
            <text:p text:style-name="Normal">C:\uploads\a2.png</text:p>
          </table:table-cell>
          <table:table-cell table:style-name="TableCell83">
            <text:p text:style-name="Normal">C:\uploads\a3.docx</text:p>
          </table:table-cell>
        </table:table-row>
        <table:table-row table:style-name="TableRow84">
          <table:table-cell table:style-name="TableCell85">
            <text:p text:style-name="Normal">2</text:p>
          </table:table-cell>
          <table:table-cell table:style-name="TableCell86">
            <text:p text:style-name="Normal">C:\uploads\b1.pdf</text:p>
          </table:table-cell>
          <table:table-cell table:style-name="TableCell87">
            <text:p text:style-name="Normal">C:\uploads\b2.png</text:p>
          </table:table-cell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Normal">3</text:p>
          </table:table-cell>
          <table:table-cell table:style-name="TableCell91">
            <text:p text:style-name="Normal">C:\uploads\c1.jpg</text:p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</table:table>
      <text:p text:style-name="Normal">Each row = one upload batch.<text:line-break/>Each column = one file path (some may be blank).</text:p>
      <text:p text:style-name="Normal"><draw:custom-shape svg:x="0in" svg:y="0in" svg:width="0in" svg:height="0in" draw:z-index="0" draw:id="id8" draw:style-name="a8" draw:name="Horizontal Line 3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4">✅</text:span><text:span text:style-name="T95"><text:s/>Step 1: Install Dependencies</text:span></text:p>
      <text:p text:style-name="Normal">npm install xlsx @playwright/test<text:s/></text:p>
      <text:p text:style-name="Normal"><draw:custom-shape svg:x="0in" svg:y="0in" svg:width="0in" svg:height="0in" draw:z-index="0" draw:id="id9" draw:style-name="a9" draw:name="Horizontal Line 3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6">✅</text:span><text:span text:style-name="T97"><text:s/>Step 2: Excel Reader Utility</text:span></text:p>
      <text:p text:style-name="Normal"><text:span text:style-name="T98">// utils/readExcelMultiple.ts</text:span><text:s/>import * as XLSX from "xlsx"; export function readExcelFileGroups(filePath: string): string[][] { const workbook = XLSX.readFile(filePath); const sheet = workbook.Sheets[workbook.SheetNames[0]]; const rows = XLSX.utils.sheet_to_json(sheet, { header: 1 }) as string[][]; const result:<text:s/><text:soft-page-break/>string[][] = []; for (let i = 1; i &lt; rows.length; i++) {<text:s/><text:span text:style-name="T99">// skip header</text:span><text:s/>const row = rows[i].filter((cell) =&gt; cell &amp;&amp; cell.toString().trim() !== ""); if (row.length &gt; 0) result.push(row.map((c) =&gt; c.toString())); } return result; }<text:s/></text:p>
      <text:p text:style-name="Normal"><draw:custom-shape svg:x="0in" svg:y="0in" svg:width="0in" svg:height="0in" draw:z-index="0" draw:id="id10" draw:style-name="a10" draw:name="Horizontal Line 3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0">✅</text:span><text:span text:style-name="T101"><text:s/>Step 3: Playwright Test — Upload by Row</text:span></text:p>
      <text:p text:style-name="Normal"><text:span text:style-name="T102">// tests/uploadMultipleFilesRowWise.spec.ts</text:span><text:s/>import { test, expect } from "@playwright/test"; import { readExcelFileGroups } from "../utils/readExcelMultiple"; import fs from "fs"; import path from "path"; test("Upload multiple files row-wise from Excel", async ({ page }) =&gt; { const rowGroups = readExcelFileGroups("testdata.xlsx"); console.log("Row-wise file groups:", rowGroups); await page.goto("https://your-upload-site.com"); for (const [index, group] of rowGroups.entries()) { const filesToUpload = group.map((f) =&gt; path.resolve(f)).filter(fs.existsSync); console.log(`Uploading files from row ${index + 1}:`, filesToUpload);<text:s/><text:span text:style-name="T103">// If upload control is &lt;input type="file" multiple&gt;</text:span><text:s/>await page.setInputFiles('input[type="file"]', filesToUpload);<text:s/><text:span text:style-name="T104">// Or for drag-and-drop zone:</text:span><text:s/><text:span text:style-name="T105">// await page.locator('div:has-text("Drag and drop files here")').setInputFiles(filesToUpload);</text:span><text:s/><text:span text:style-name="T106">// Wait for upload to complete (customize selector)</text:span><text:s/>await expect(page.locator("text=Upload successful")).toBeVisible({ timeout: 10000 }); } });<text:s/></text:p>
      <text:p text:style-name="Normal"><draw:custom-shape svg:x="0in" svg:y="0in" svg:width="0in" svg:height="0in" draw:z-index="0" draw:id="id11" draw:style-name="a11" draw:name="Horizontal Line 3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✅</text:span><text:span text:style-name="T108"><text:s/>Step 4: Explanation</text:span></text:p>
      <text:list text:style-name="LFO3" text:continue-numbering="true">
        <text:list-item>
          <text:p text:style-name="P109">readExcelFileGroups() returns an array of arrays —<text:line-break/>each inner array = file paths from a row.<text:line-break/>Example:</text:p>
        </text:list-item>
      </text:list>
      <text:p text:style-name="Normal">[ ["C:\\uploads\\a1.pdf", "C:\\uploads\\a2.png", "C:\\uploads\\a3.docx"], ["C:\\uploads\\b1.pdf", "C:\\uploads\\b2.png"] ]<text:s/></text:p>
      <text:list text:style-name="LFO3" text:continue-numbering="true">
        <text:list-item>
          <text:p text:style-name="P110">The loop uploads one group (row) at a time.</text:p>
        </text:list-item>
        <text:list-item>
          <text:p text:style-name="P111">You can verify each upload separately.</text:p>
        </text:list-item>
      </text:list>
      <text:p text:style-name="Normal"><draw:custom-shape svg:x="0in" svg:y="0in" svg:width="0in" svg:height="0in" draw:z-index="0" draw:id="id12" draw:style-name="a12" draw:name="Horizontal Line 3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2">✅</text:span><text:span text:style-name="T113"><text:s/>Optional – Validation</text:span></text:p>
      <text:p text:style-name="Normal">Before uploading, you can check if all files exist:</text:p>
      <text:p text:style-name="Normal">if (!filesToUpload.length) { console.warn(`No valid files found in row ${index + 1}`); continue; }<text:s/></text:p>
      <text:p text:style-name="Normal"><draw:custom-shape svg:x="0in" svg:y="0in" svg:width="0in" svg:height="0in" draw:z-index="0" draw:id="id13" draw:style-name="a13" draw:name="Horizontal Line 344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114">✅</text:span><text:span text:style-name="T115"><text:s/>If Upload is “Drag and Drop”</text:span></text:p>
      <text:p text:style-name="Normal">Replace the upload line with:</text:p>
      <text:p text:style-name="Normal">await page.locator('div:has-text("Drag and drop files here")') .setInputFiles(filesToUpload);<text:s/></text:p>
      <text:p text:style-name="Normal"><draw:custom-shape svg:x="0in" svg:y="0in" svg:width="0in" svg:height="0in" draw:z-index="0" draw:id="id14" draw:style-name="a14" draw:name="Horizontal Line 345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modify this script for <text:span text:style-name="T116">uploading each row in a separate page or modal window</text:span> (e.g., if your app opens a new upload dialog per batch)?</text:p>
      <text:p text:style-name="P117">You said:</text:p>
      <text:p text:style-name="Normal">Existing lic gst will reduce<text:s/></text:p>
      <text:p text:style-name="P118">ChatGPT said:</text:p>
      <text:p text:style-name="Normal">Can you please clarify what you mean by <text:span text:style-name="T119">“existing LIC GST will reduce”</text:span> — do you mean:</text:p>
      <text:list text:style-name="LFO4" text:continue-numbering="true">
        <text:list-item>
          <text:p text:style-name="P120">The <text:span text:style-name="T121">GST (Goods and Services Tax)</text:span> charged on <text:span text:style-name="T122">LIC (Life Insurance Corporation of India)</text:span> premiums — whether it will <text:span text:style-name="T123">reduce in the future</text:span>?</text:p>
        </text:list-item>
        <text:list-item>
          <text:p text:style-name="P124">Or you are asking if the <text:span text:style-name="T125">GST amount on your current LIC policy</text:span> can <text:span text:style-name="T126">automatically reduce</text:span> over time (for example, after policy maturity or switching plan)?</text:p>
        </text:list-item>
      </text:list>
      <text:p text:style-name="Normal">Here’s a clear explanation for both cases<text:s/><text:span text:style-name="T127">👇</text:span></text:p>
      <text:p text:style-name="Normal"><draw:custom-shape svg:x="0in" svg:y="0in" svg:width="0in" svg:height="0in" draw:z-index="0" draw:id="id15" draw:style-name="a15" draw:name="Horizontal Line 3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8">🧾</text:span><text:span text:style-name="T129"><text:s/>1. GST Rate on LIC Premiums (as of now)</text:span></text:p>
      <text:p text:style-name="Normal">Currently, <text:span text:style-name="T130">GST on life insurance premiums</text:span> is fixed by the Government of India — it does <text:span text:style-name="T131">not depend on LIC</text:span> itself.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header-rows>
          <table:table-row table:style-name="TableRow136">
            <table:table-cell table:style-name="TableCell137">
              <text:p text:style-name="P138">Policy Type</text:p>
            </table:table-cell>
            <table:table-cell table:style-name="TableCell139">
              <text:p text:style-name="P140">GST Rate (as of 2025)</text:p>
            </table:table-cell>
            <table:table-cell table:style-name="TableCell141">
              <text:p text:style-name="P142">Notes</text:p>
            </table:table-cell>
          </table:table-row>
        </table:table-header-rows>
        <table:table-row table:style-name="TableRow143">
          <table:table-cell table:style-name="TableCell144">
            <text:p text:style-name="Normal"><text:span text:style-name="T145">Single premium</text:span> life insurance</text:p>
          </table:table-cell>
          <table:table-cell table:style-name="TableCell146">
            <text:p text:style-name="Normal"><text:span text:style-name="T147">18%</text:span></text:p>
          </table:table-cell>
          <table:table-cell table:style-name="TableCell148">
            <text:p text:style-name="Normal">On total premium amount</text:p>
          </table:table-cell>
        </table:table-row>
        <table:table-row table:style-name="TableRow149">
          <table:table-cell table:style-name="TableCell150">
            <text:p text:style-name="Normal"><text:span text:style-name="T151">Renewal premiums</text:span> (regular plans)</text:p>
          </table:table-cell>
          <table:table-cell table:style-name="TableCell152">
            <text:p text:style-name="Normal"><text:span text:style-name="T153">4.5% for 1st year</text:span>, <text:span text:style-name="T154">2.25% from 2nd year onward</text:span></text:p>
          </table:table-cell>
          <table:table-cell table:style-name="TableCell155">
            <text:p text:style-name="Normal">Only on risk portion</text:p>
          </table:table-cell>
        </table:table-row>
        <text:soft-page-break/>
        <table:table-row table:style-name="TableRow156">
          <table:table-cell table:style-name="TableCell157">
            <text:p text:style-name="Normal"><text:span text:style-name="T158">ULIP (Unit Linked Insurance Plans)</text:span></text:p>
          </table:table-cell>
          <table:table-cell table:style-name="TableCell159">
            <text:p text:style-name="Normal"><text:span text:style-name="T160">18%</text:span></text:p>
          </table:table-cell>
          <table:table-cell table:style-name="TableCell161">
            <text:p text:style-name="Normal">On fund management and charges</text:p>
          </table:table-cell>
        </table:table-row>
        <table:table-row table:style-name="TableRow162">
          <table:table-cell table:style-name="TableCell163">
            <text:p text:style-name="Normal"><text:span text:style-name="T164">Term insurance</text:span></text:p>
          </table:table-cell>
          <table:table-cell table:style-name="TableCell165">
            <text:p text:style-name="Normal"><text:span text:style-name="T166">18%</text:span></text:p>
          </table:table-cell>
          <table:table-cell table:style-name="TableCell167">
            <text:p text:style-name="Normal">On total premium</text:p>
          </table:table-cell>
        </table:table-row>
      </table:table>
      <text:p text:style-name="Normal"><text:span text:style-name="T168">✅</text:span><text:s/>So yes — after the <text:span text:style-name="T169">first year</text:span>, your <text:span text:style-name="T170">GST rate reduces</text:span> (for most traditional plans).<text:line-break/>But this is <text:span text:style-name="T171">as per government structure</text:span>, not LIC’s internal decision.</text:p>
      <text:p text:style-name="Normal"><draw:custom-shape svg:x="0in" svg:y="0in" svg:width="0in" svg:height="0in" draw:z-index="0" draw:id="id16" draw:style-name="a16" draw:name="Horizontal Line 3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2">🧮</text:span><text:span text:style-name="T173"><text:s/>Example</text:span></text:p>
      <text:p text:style-name="Normal">If your yearly LIC premium is ₹10,000:</text:p>
      <text:list text:style-name="LFO5" text:continue-numbering="true">
        <text:list-item>
          <text:p text:style-name="P174"><text:span text:style-name="T175">1st year:</text:span> 4.5% GST → ₹450</text:p>
        </text:list-item>
        <text:list-item>
          <text:p text:style-name="P176"><text:span text:style-name="T177">2nd year onward:</text:span> 2.25% GST → ₹225</text:p>
        </text:list-item>
      </text:list>
      <text:p text:style-name="Normal">That’s why you see <text:span text:style-name="T178">lower GST</text:span> on renewal premiums — it’s normal, not a new change.</text:p>
      <text:p text:style-name="Normal"><draw:custom-shape svg:x="0in" svg:y="0in" svg:width="0in" svg:height="0in" draw:z-index="0" draw:id="id17" draw:style-name="a17" draw:name="Horizontal Line 3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9">🔮</text:span><text:span text:style-name="T180"><text:s/>2. Will the Government Reduce LIC GST Rates Further?</text:span></text:p>
      <text:p text:style-name="Normal">As of <text:span text:style-name="T181">November 2025</text:span>, there’s <text:span text:style-name="T182">no official notification</text:span> from the <text:span text:style-name="T183">GST Council</text:span> or <text:span text:style-name="T184">Finance Ministry</text:span> about reducing GST on LIC or any insurance products.<text:line-break/>Future changes can happen only through a <text:span text:style-name="T185">GST Council meeting</text:span> and public announcement.</text:p>
      <text:p text:style-name="Normal"><draw:custom-shape svg:x="0in" svg:y="0in" svg:width="0in" svg:height="0in" draw:z-index="0" draw:id="id18" draw:style-name="a18" draw:name="Horizontal Line 349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check <text:span text:style-name="T186">the latest GST updates (2025)</text:span> from official sources regarding <text:span text:style-name="T187">LIC premium rates</text:span>?</text:p>
      <text:p text:style-name="P188">You said:</text:p>
      <text:p text:style-name="Normal">Element implicitly has an 'any' type because expression of type '0' can't be used to index type '{}'. Property '0' does not exist on type '{}'.ts(7053)</text:p>
      <text:p text:style-name="P189">ChatGPT said:</text:p>
      <text:p text:style-name="Normal">That’s a common <text:span text:style-name="T190">TypeScript error</text:span> — let’s break it down clearly<text:s/><text:span text:style-name="T191">👇</text:span></text:p>
      <text:p text:style-name="Normal"><draw:custom-shape svg:x="0in" svg:y="0in" svg:width="0in" svg:height="0in" draw:z-index="0" draw:id="id19" draw:style-name="a19" draw:name="Horizontal Line 35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2">❌</text:span><text:span text:style-name="T193"><text:s/>Error:</text:span></text:p>
      <text:soft-page-break/>
      <text:p text:style-name="Normal">Element implicitly has an 'any' type because expression of type '0' can't be used to index type '{}'.</text:p>
      <text:p text:style-name="Normal">Property '0' does not exist on type '{}'.ts(7053)</text:p>
      <text:p text:style-name="Normal"><draw:custom-shape svg:x="0in" svg:y="0in" svg:width="0in" svg:height="0in" draw:z-index="0" draw:id="id20" draw:style-name="a20" draw:name="Horizontal Line 3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4">💡</text:span><text:span text:style-name="T195"><text:s/>Meaning:</text:span></text:p>
      <text:p text:style-name="Normal">TypeScript thinks you are trying to access an index (like [0]) on something it believes is an <text:span text:style-name="T196">empty object </text:span>{}, not an <text:span text:style-name="T197">array</text:span>.</text:p>
      <text:p text:style-name="Normal">Example that causes this:</text:p>
      <text:p text:style-name="Normal">const data = {};<text:s/><text:span text:style-name="T198">// Type = {}</text:span><text:s/>console.log(data[0]);<text:s/><text:span text:style-name="T199">//<text:s/></text:span><text:span text:style-name="T200">❌</text:span><text:span text:style-name="T201"><text:s/>Error: Property '0' does not exist on type '{}'</text:span><text:s/></text:p>
      <text:p text:style-name="Normal"><draw:custom-shape svg:x="0in" svg:y="0in" svg:width="0in" svg:height="0in" draw:z-index="0" draw:id="id21" draw:style-name="a21" draw:name="Horizontal Line 3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2">⚙️</text:span><text:span text:style-name="T203"><text:s/>Where It Happens in Your Context (Excel Example)</text:span></text:p>
      <text:p text:style-name="Normal">In your Excel reading code:</text:p>
      <text:p text:style-name="Normal">const jsonData = XLSX.utils.sheet_to_json(worksheet, { header: 1 }); const row = jsonData[i]; if (row &amp;&amp; row[0]) filePaths.push(row[0].toString());<text:s/></text:p>
      <text:p text:style-name="Normal">TypeScript doesn’t know jsonData is an array of arrays — it infers it as {}[] by default.<text:line-break/>So, it complains when you do row[0].</text:p>
      <text:p text:style-name="Normal"><draw:custom-shape svg:x="0in" svg:y="0in" svg:width="0in" svg:height="0in" draw:z-index="0" draw:id="id22" draw:style-name="a22" draw:name="Horizontal Line 3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4">✅</text:span><text:span text:style-name="T205"><text:s/>Fix 1 — Give Proper Type Annotation</text:span></text:p>
      <text:p text:style-name="Normal">Tell TypeScript what jsonData actually is:</text:p>
      <text:p text:style-name="Normal">const jsonData: any[][] = XLSX.utils.sheet_to_json(worksheet, { header: 1 });<text:s/></text:p>
      <text:p text:style-name="Normal">or, more explicitly:</text:p>
      <text:p text:style-name="Normal">const jsonData = XLSX.utils.sheet_to_json(worksheet, { header: 1 }) as string[][];<text:s/></text:p>
      <text:p text:style-name="Normal">Then:</text:p>
      <text:p text:style-name="Normal">const row = jsonData[i]; if (row &amp;&amp; row[0]) filePaths.push(row[0].toString());<text:s/></text:p>
      <text:p text:style-name="Normal"><text:span text:style-name="T206">✅</text:span><text:s/>This tells TypeScript each row is an array of strings, so row[0] is valid.</text:p>
      <text:p text:style-name="Normal"><draw:custom-shape svg:x="0in" svg:y="0in" svg:width="0in" svg:height="0in" draw:z-index="0" draw:id="id23" draw:style-name="a23" draw:name="Horizontal Line 3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7">✅</text:span><text:span text:style-name="T208"><text:s/>Fix 2 — Type Entire Function (Best Practice)</text:span></text:p>
      <text:p text:style-name="Normal">If you’re using this inside a helper like:</text:p>
      <text:soft-page-break/>
      <text:p text:style-name="Normal">export function readExcelRows(filePath: string): string[] { const workbook = XLSX.readFile(filePath); const sheetName = workbook.SheetNames[0]; const worksheet = workbook.Sheets[sheetName]; const jsonData = XLSX.utils.sheet_to_json(worksheet, { header: 1 }) as string[][]; const filePaths: string[] = []; for (let i = 1; i &lt; jsonData.length; i++) { const row = jsonData[i]; if (row &amp;&amp; row[0]) filePaths.push(row[0]); } return filePaths; }<text:s/></text:p>
      <text:p text:style-name="Normal">This eliminates the implicit any and TypeScript type error completely.</text:p>
      <text:p text:style-name="Normal"><draw:custom-shape svg:x="0in" svg:y="0in" svg:width="0in" svg:height="0in" draw:z-index="0" draw:id="id24" draw:style-name="a24" draw:name="Horizontal Line 3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9">✅</text:span><text:span text:style-name="T210"><text:s/>Fix 3 — (If You Don’t Care About Types Strictly)</text:span></text:p>
      <text:p text:style-name="Normal">You can bypass the type system:</text:p>
      <text:p text:style-name="Normal">const jsonData: any = XLSX.utils.sheet_to_json(worksheet, { header: 1 });<text:s/></text:p>
      <text:p text:style-name="Normal">but this is <text:span text:style-name="T211">not recommended</text:span> — use Fix #1 or #2 for clean typing.</text:p>
      <text:p text:style-name="Normal"><draw:custom-shape svg:x="0in" svg:y="0in" svg:width="0in" svg:height="0in" draw:z-index="0" draw:id="id25" draw:style-name="a25" draw:name="Horizontal Line 356" text:anchor-type="as-char"><svg:title/><svg:desc/><draw:enhanced-geometry draw:type="non-primitive" svg:viewBox="0 0 21600 21600" draw:enhanced-path="M 0 0 L 21600 0 21600 21600 0 21600 Z N"/></draw:custom-shape></text:p>
      <text:p text:style-name="P212">Summary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header-rows>
          <table:table-row table:style-name="TableRow217">
            <table:table-cell table:style-name="TableCell218">
              <text:p text:style-name="P219">Issue</text:p>
            </table:table-cell>
            <table:table-cell table:style-name="TableCell220">
              <text:p text:style-name="P221">Cause</text:p>
            </table:table-cell>
            <table:table-cell table:style-name="TableCell222">
              <text:p text:style-name="P223">Solution</text:p>
            </table:table-cell>
          </table:table-row>
        </table:table-header-rows>
        <table:table-row table:style-name="TableRow224">
          <table:table-cell table:style-name="TableCell225">
            <text:p text:style-name="Normal">“Expression of type '0' can’t be used to index type '{}'”</text:p>
          </table:table-cell>
          <table:table-cell table:style-name="TableCell226">
            <text:p text:style-name="Normal">TypeScript thinks your data is {}</text:p>
          </table:table-cell>
          <table:table-cell table:style-name="TableCell227">
            <text:p text:style-name="Normal">Use proper typing (as string[][] or any[][])</text:p>
          </table:table-cell>
        </table:table-row>
      </table:table>
      <text:p text:style-name="Normal"><draw:custom-shape svg:x="0in" svg:y="0in" svg:width="0in" svg:height="0in" draw:z-index="0" draw:id="id26" draw:style-name="a26" draw:name="Horizontal Line 357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show the <text:span text:style-name="T228">complete corrected TypeScript Excel-read + file-upload code</text:span> with type-safe definitions?</text:p>
      <text:p text:style-name="P229">You said:</text:p>
      <text:p text:style-name="Normal">convered excel read test: import { expect, test } from '@playwright/test' import path from 'path' test.only('Upload Word file and download converted PDF', async ({ page }) =&gt; { // 1️<text:span text:style-name="T230">⃣</text:span><text:s/>Navigate to site await page.goto('https://www.ilovepdf.com/word_to_pdf') // 2️<text:span text:style-name="T231">⃣</text:span><text:s/>Define download folder const downloadPath = path.resolve(__dirname, '../downloads') // 3️<text:span text:style-name="T232">⃣</text:span><text:s/>Handle download event const [download] = await Promise.all([ page.waitForEvent('download'), // waits for the file to start downloading (async () =&gt; { // Upload the Word file await page.setInputFiles('input[type="file"]', 'test-data/relive.docx') // Wait until upload is visible (optional check) await expect(page.locator('.uploader__extra')).toBeVisible() // Click “Convert to PDF” button await page.locator('#processTask').click() // Wait for and click “Download PDF” await<text:s/><text:soft-page-break/>page.locator('.downloader__btn.active').click() })() ]) // 4️<text:span text:style-name="T233">⃣</text:span><text:s/>Save downloaded file const savePath = path.join(downloadPath, await download.suggestedFilename()) await download.saveAs(savePath) console.log(<text:span text:style-name="T234">✅</text:span><text:s/>File uploaded and downloaded successfully: ${savePath}) })<text:s/></text:p>
      <text:p text:style-name="P235">ChatGPT said:</text:p>
      <text:p text:style-name="Normal">Excellent — your Playwright test looks great<text:s/><text:span text:style-name="T236">✅</text:span><text:s/>for a<text:span text:style-name="T237"> </text:span><text:span text:style-name="T238">single file upload → conversion → download</text:span> flow on <text:span text:style-name="T239">iLovePDF</text:span>.</text:p>
      <text:p text:style-name="Normal">If your next step is to make it <text:span text:style-name="T240">read Word file names from Excel (row-wise)</text:span> and upload/convert each automatically, here’s the <text:span text:style-name="T241">integrated + type-safe version</text:span> <text:span text:style-name="T242">👇</text:span></text:p>
      <text:p text:style-name="Normal"><draw:custom-shape svg:x="0in" svg:y="0in" svg:width="0in" svg:height="0in" draw:z-index="0" draw:id="id27" draw:style-name="a27" draw:name="Horizontal Line 35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3">✅</text:span><text:span text:style-name="T244"><text:s/>Full Test: Read Excel → Upload Word → Download PDF</text:span></text:p>
      <text:p text:style-name="Normal">import { expect, test } from '@playwright/test' import path from 'path' import fs from 'fs' import * as XLSX from 'xlsx'<text:s/><text:span text:style-name="T245">/** * Utility: Read Excel and return list of Word file paths */</text:span><text:s/>function readExcelFilePaths(excelFilePath: string): string[] { const workbook = XLSX.readFile(excelFilePath) const sheet = workbook.Sheets[workbook.SheetNames[0]] const rows = XLSX.utils.sheet_to_json(sheet, { header: 1 }) as string[][] const files: string[] = [] for (let i = 1; i &lt; rows.length; i++) { const row = rows[i] if (row &amp;&amp; row[0]) files.push(row[0].toString()) } return files } test.only('Upload Word files (from Excel) and download converted PDFs', async ({ page, }) =&gt; {<text:s/><text:span text:style-name="T246">// 1️</text:span><text:span text:style-name="T247">⃣</text:span><text:span text:style-name="T248"><text:s/>Read Word file paths from Excel</text:span><text:s/>const excelFile = path.resolve('test-data/files.xlsx') const wordFiles = readExcelFilePaths(excelFile) console.log('Files to convert:', wordFiles)<text:s/><text:span text:style-name="T249">// 2️</text:span><text:span text:style-name="T250">⃣</text:span><text:span text:style-name="T251"><text:s/>Define download folder</text:span><text:s/>const downloadPath = path.resolve(__dirname, '../downloads') if (!fs.existsSync(downloadPath)) fs.mkdirSync(downloadPath)<text:s/><text:span text:style-name="T252">// 3️</text:span><text:span text:style-name="T253">⃣</text:span><text:span text:style-name="T254"><text:s/>Loop through each file and perform conversion</text:span><text:s/>for (const wordFile of wordFiles) { console.log(`\n<text:span text:style-name="T255">🔄</text:span><text:s/>Processing: ${wordFile}`) const filePath = path.resolve(wordFile) if (!fs.existsSync(filePath)) { console.warn(`<text:span text:style-name="T256">⚠️</text:span><text:s/>File not found: ${filePath}`) continue }<text:s/><text:span text:style-name="T257">// 3.1 Navigate to iLovePDF</text:span><text:s/>await page.goto('https://www.ilovepdf.com/word_to_pdf')<text:s/><text:span text:style-name="T258">// 3.2 Upload file</text:span><text:s/>await page.setInputFiles('input[type="file"]', filePath) await expect(page.locator('.uploader__extra')).toBeVisible()<text:s/><text:span text:style-name="T259">// 3.3 Click Convert button</text:span><text:s/>await page.locator('#processTask').click()<text:s/><text:span text:style-name="T260">// 3.4 Wait for download to start</text:span><text:s/>const [download] = await Promise.all([ page.waitForEvent('download'), page.locator('.downloader__btn.active').click(), ])<text:s/><text:span text:style-name="T261">// 3.5 Save file</text:span><text:s/>const savePath = path.join(downloadPath, await download.suggestedFilename()) await download.saveAs(savePath) console.log(`<text:span text:style-name="T262">✅</text:span><text:s/>Converted and downloaded: ${savePath}`) } console.log('\n<text:span text:style-name="T263">🎉</text:span><text:s/>All files processed successfully!') })<text:s/></text:p>
      <text:soft-page-break/>
      <text:p text:style-name="Normal"><draw:custom-shape svg:x="0in" svg:y="0in" svg:width="0in" svg:height="0in" draw:z-index="0" draw:id="id28" draw:style-name="a28" draw:name="Horizontal Line 35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4">🧩</text:span><text:span text:style-name="T265"><text:s/>Excel Structure (</text:span>test-data/files.xlsx<text:span text:style-name="T266">)</text:span></text:p>
      <table:table table:style-name="Table267">
        <table:table-columns>
          <table:table-column table:style-name="TableColumn268"/>
        </table:table-columns>
        <table:table-header-rows>
          <table:table-row table:style-name="TableRow269">
            <table:table-cell table:style-name="TableCell270">
              <text:p text:style-name="P271">WordFilePath</text:p>
            </table:table-cell>
          </table:table-row>
        </table:table-header-rows>
        <table:table-row table:style-name="TableRow272">
          <table:table-cell table:style-name="TableCell273">
            <text:p text:style-name="Normal">test-data/relive.docx</text:p>
          </table:table-cell>
        </table:table-row>
        <table:table-row table:style-name="TableRow274">
          <table:table-cell table:style-name="TableCell275">
            <text:p text:style-name="Normal">test-data/sample.docx</text:p>
          </table:table-cell>
        </table:table-row>
        <table:table-row table:style-name="TableRow276">
          <table:table-cell table:style-name="TableCell277">
            <text:p text:style-name="Normal">test-data/contract.docx</text:p>
          </table:table-cell>
        </table:table-row>
      </table:table>
      <text:p text:style-name="Normal"><text:span text:style-name="T278">➡</text:span><text:s/>Each row = one Word file to upload &amp; convert.<text:line-break/><text:span text:style-name="T279">➡</text:span><text:s/>The header (WordFilePath) is optional — the script skips the first row.</text:p>
      <text:p text:style-name="Normal"><draw:custom-shape svg:x="0in" svg:y="0in" svg:width="0in" svg:height="0in" draw:z-index="0" draw:id="id29" draw:style-name="a29" draw:name="Horizontal Line 36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0">🧠</text:span><text:span text:style-name="T281"><text:s/>Notes</text:span></text:p>
      <text:list text:style-name="LFO6" text:continue-numbering="true">
        <text:list-item>
          <text:p text:style-name="P282">The Excel reading uses:</text:p>
        </text:list-item>
      </text:list>
      <text:p text:style-name="Normal">XLSX.utils.sheet_to_json(sheet, { header: 1 })<text:s/></text:p>
      <text:p text:style-name="Normal">which returns an array of rows (arrays of cell values).</text:p>
      <text:list text:style-name="LFO6" text:continue-numbering="true">
        <text:list-item>
          <text:p text:style-name="P283">Each download is saved under ../downloads relative to your test file.</text:p>
        </text:list-item>
        <text:list-item>
          <text:p text:style-name="P284">You can expand this easily for multiple columns (e.g., Word + OutputName).</text:p>
        </text:list-item>
      </text:list>
      <text:p text:style-name="Normal"><draw:custom-shape svg:x="0in" svg:y="0in" svg:width="0in" svg:height="0in" draw:z-index="0" draw:id="id30" draw:style-name="a30" draw:name="Horizontal Line 361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modify this so it <text:span text:style-name="T285">stores the converted PDF filenames</text:span> in another Excel file (like a result log)?</text:p>
      <text:p text:style-name="P286">You said:</text:p>
      <text:p text:style-name="Normal">row wise<text:s/></text:p>
      <text:p text:style-name="P287">ChatGPT said:</text:p>
      <text:p text:style-name="Normal">Perfect — you mean you want to <text:span text:style-name="T288">read multiple Word file paths per row (row-wise group)</text:span> from Excel and <text:span text:style-name="T289">upload + convert them together in one batch</text:span> (like: row 1 → 3 files converted at once, row 2 → 2 files, etc.).</text:p>
      <text:p text:style-name="Normal">Let’s do that cleanly with Playwright<text:s/><text:span text:style-name="T290">👇</text:span></text:p>
      <text:p text:style-name="Normal"><draw:custom-shape svg:x="0in" svg:y="0in" svg:width="0in" svg:height="0in" draw:z-index="0" draw:id="id31" draw:style-name="a31" draw:name="Horizontal Line 36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291">✅</text:span><text:span text:style-name="T292"><text:s/>Excel Input Example (</text:span>test-data/files.xlsx<text:span text:style-name="T293">)</text:span></text:p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</table:table-columns>
        <table:table-header-rows>
          <table:table-row table:style-name="TableRow298">
            <table:table-cell table:style-name="TableCell299">
              <text:p text:style-name="P300">File1</text:p>
            </table:table-cell>
            <table:table-cell table:style-name="TableCell301">
              <text:p text:style-name="P302">File2</text:p>
            </table:table-cell>
            <table:table-cell table:style-name="TableCell303">
              <text:p text:style-name="P304">File3</text:p>
            </table:table-cell>
          </table:table-row>
        </table:table-header-rows>
        <table:table-row table:style-name="TableRow305">
          <table:table-cell table:style-name="TableCell306">
            <text:p text:style-name="Normal">test-data/a1.docx</text:p>
          </table:table-cell>
          <table:table-cell table:style-name="TableCell307">
            <text:p text:style-name="Normal">test-data/a2.docx</text:p>
          </table:table-cell>
          <table:table-cell table:style-name="TableCell308">
            <text:p text:style-name="Normal">test-data/a3.docx</text:p>
          </table:table-cell>
        </table:table-row>
        <table:table-row table:style-name="TableRow309">
          <table:table-cell table:style-name="TableCell310">
            <text:p text:style-name="Normal">test-data/b1.docx</text:p>
          </table:table-cell>
          <table:table-cell table:style-name="TableCell311">
            <text:p text:style-name="Normal">test-data/b2.docx</text:p>
          </table:table-cell>
          <table:table-cell table:style-name="TableCell312">
            <text:p text:style-name="Normal"/>
          </table:table-cell>
        </table:table-row>
        <table:table-row table:style-name="TableRow313">
          <table:table-cell table:style-name="TableCell314">
            <text:p text:style-name="Normal">test-data/c1.docx</text:p>
          </table:table-cell>
          <table:table-cell table:style-name="TableCell315">
            <text:p text:style-name="Normal"/>
          </table:table-cell>
          <table:table-cell table:style-name="TableCell316">
            <text:p text:style-name="Normal"/>
          </table:table-cell>
        </table:table-row>
      </table:table>
      <text:p text:style-name="Normal"><text:span text:style-name="T317">➡</text:span><text:s/>Each <text:span text:style-name="T318">row</text:span> represents <text:span text:style-name="T319">one upload group</text:span><text:line-break/><text:span text:style-name="T320">➡</text:span><text:s/>Each<text:span text:style-name="T321"> </text:span><text:span text:style-name="T322">column</text:span> is a file path (some may be blank)</text:p>
      <text:p text:style-name="Normal"><draw:custom-shape svg:x="0in" svg:y="0in" svg:width="0in" svg:height="0in" draw:z-index="0" draw:id="id32" draw:style-name="a32" draw:name="Horizontal Line 36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3">✅</text:span><text:span text:style-name="T324"><text:s/>Full Working Test (TypeScript)</text:span></text:p>
      <text:p text:style-name="Normal">import { test, expect } from '@playwright/test' import * as XLSX from 'xlsx' import path from 'path' import fs from 'fs'<text:s/><text:span text:style-name="T325">/** * Read Excel file row-wise and return groups of file paths */</text:span><text:s/>function readExcelFileGroups(excelFilePath: string): string[][] { const workbook = XLSX.readFile(excelFilePath) const sheet = workbook.Sheets[workbook.SheetNames[0]] const rows = XLSX.utils.sheet_to_json(sheet, { header: 1 }) as string[][] const groups: string[][] = [] for (let i = 1; i &lt; rows.length; i++) { const row = rows[i].filter((cell) =&gt; cell &amp;&amp; cell.toString().trim() !== '') if (row.length &gt; 0) groups.push(row.map((f) =&gt; f.toString())) } return groups } test.only('Upload multiple Word files row-wise and download converted PDFs', async ({ page }) =&gt; { const excelPath = path.resolve('test-data/files.xlsx') const fileGroups = readExcelFileGroups(excelPath) const downloadDir = path.resolve(__dirname, '../downloads') if (!fs.existsSync(downloadDir)) fs.mkdirSync(downloadDir) for (const [index, group] of fileGroups.entries()) { console.log(`\n<text:span text:style-name="T326">📄</text:span><text:s/>Row ${index + 1} -&gt; Files:`, group)<text:s/><text:span text:style-name="T327">//<text:s/></text:span><text:span text:style-name="T328">✅</text:span><text:span text:style-name="T329"><text:s/>Ensure files exist</text:span><text:s/>const validFiles = group .map((file) =&gt; path.resolve(file)) .filter((f) =&gt; fs.existsSync(f)) if (!validFiles.length) { console.warn(`<text:span text:style-name="T330">⚠️</text:span><text:s/>No valid files found in row ${index + 1}`) continue }<text:s/><text:span text:style-name="T331">// 1️</text:span><text:span text:style-name="T332">⃣</text:span><text:span text:style-name="T333"><text:s/>Open converter site</text:span><text:s/>await page.goto('https://www.ilovepdf.com/word_to_pdf')<text:s/><text:span text:style-name="T334">// 2️</text:span><text:span text:style-name="T335">⃣</text:span><text:span text:style-name="T336"><text:s/>Upload all files from this row</text:span><text:s/>await page.setInputFiles('input[type="file"]', validFiles) await expect(page.locator('.uploader__extra')).toBeVisible()<text:s/><text:span text:style-name="T337">// 3️</text:span><text:span text:style-name="T338">⃣</text:span><text:span text:style-name="T339"><text:s/>Click “Convert to PDF”</text:span><text:s/>await page.locator('#processTask').click()<text:s/><text:span text:style-name="T340">// 4️</text:span><text:span text:style-name="T341">⃣</text:span><text:span text:style-name="T342"><text:s/>Wait for download and save file</text:span><text:s/>const [download] = await Promise.all([ page.waitForEvent('download'), page.locator('.downloader__btn.active').click(), ]) const suggested = await<text:s/><text:soft-page-break/>download.suggestedFilename() const savePath = path.join(downloadDir, `Row${index + 1}_${suggested}`) await download.saveAs(savePath) console.log(`<text:span text:style-name="T343">✅</text:span><text:s/>Row ${index + 1} converted and saved: ${savePath}`) } console.log('\n<text:span text:style-name="T344">🎉</text:span><text:s/>All rows processed successfully!') })<text:s/></text:p>
      <text:p text:style-name="Normal"><draw:custom-shape svg:x="0in" svg:y="0in" svg:width="0in" svg:height="0in" draw:z-index="0" draw:id="id33" draw:style-name="a33" draw:name="Horizontal Line 3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5">✅</text:span><text:span text:style-name="T346"><text:s/>How It Works</text:span></text:p>
      <table:table table:style-name="Table347">
        <table:table-columns>
          <table:table-column table:style-name="TableColumn348"/>
          <table:table-column table:style-name="TableColumn349"/>
        </table:table-columns>
        <table:table-header-rows>
          <table:table-row table:style-name="TableRow350">
            <table:table-cell table:style-name="TableCell351">
              <text:p text:style-name="P352">Step</text:p>
            </table:table-cell>
            <table:table-cell table:style-name="TableCell353">
              <text:p text:style-name="P354">Description</text:p>
            </table:table-cell>
          </table:table-row>
        </table:table-header-rows>
        <table:table-row table:style-name="TableRow355">
          <table:table-cell table:style-name="TableCell356">
            <text:p text:style-name="Normal">1</text:p>
          </table:table-cell>
          <table:table-cell table:style-name="TableCell357">
            <text:p text:style-name="Normal">Reads Excel with XLSX.utils.sheet_to_json(..., { header: 1 })</text:p>
          </table:table-cell>
        </table:table-row>
        <table:table-row table:style-name="TableRow358">
          <table:table-cell table:style-name="TableCell359">
            <text:p text:style-name="Normal">2</text:p>
          </table:table-cell>
          <table:table-cell table:style-name="TableCell360">
            <text:p text:style-name="Normal">Each row is converted into an array of file paths</text:p>
          </table:table-cell>
        </table:table-row>
        <table:table-row table:style-name="TableRow361">
          <table:table-cell table:style-name="TableCell362">
            <text:p text:style-name="Normal">3</text:p>
          </table:table-cell>
          <table:table-cell table:style-name="TableCell363">
            <text:p text:style-name="Normal">Skips blanks, validates each file exists</text:p>
          </table:table-cell>
        </table:table-row>
        <table:table-row table:style-name="TableRow364">
          <table:table-cell table:style-name="TableCell365">
            <text:p text:style-name="Normal">4</text:p>
          </table:table-cell>
          <table:table-cell table:style-name="TableCell366">
            <text:p text:style-name="Normal">Opens iLovePDF, uploads all files in that row at once</text:p>
          </table:table-cell>
        </table:table-row>
        <table:table-row table:style-name="TableRow367">
          <table:table-cell table:style-name="TableCell368">
            <text:p text:style-name="Normal">5</text:p>
          </table:table-cell>
          <table:table-cell table:style-name="TableCell369">
            <text:p text:style-name="Normal">Waits for conversion &amp; saves the downloaded PDF with the row number</text:p>
          </table:table-cell>
        </table:table-row>
      </table:table>
      <text:p text:style-name="Normal"><draw:custom-shape svg:x="0in" svg:y="0in" svg:width="0in" svg:height="0in" draw:z-index="0" draw:id="id34" draw:style-name="a34" draw:name="Horizontal Line 3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0">🧠</text:span><text:span text:style-name="T371"><text:s/>Tips</text:span></text:p>
      <text:list text:style-name="LFO7" text:continue-numbering="true">
        <text:list-item>
          <text:p text:style-name="P372">If you want to give each output PDF a custom name (like the row title), you can append it to the savePath.</text:p>
        </text:list-item>
        <text:list-item>
          <text:p text:style-name="P373">You can also handle drag-and-drop zones instead of &lt;input type="file"&gt; by replacing:</text:p>
        </text:list-item>
      </text:list>
      <text:p text:style-name="Normal">await page.locator('div:has-text("Drag and drop files here")').setInputFiles(validFiles)<text:s/></text:p>
      <text:p text:style-name="Normal"><draw:custom-shape svg:x="0in" svg:y="0in" svg:width="0in" svg:height="0in" draw:z-index="0" draw:id="id35" draw:style-name="a35" draw:name="Horizontal Line 366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extend this so that after each download, it also <text:span text:style-name="T374">writes back the saved PDF name into a new Excel file</text:span> (for tracking results row-wise)?</text:p>
      <text:p text:style-name="P375">You said:</text:p>
      <text:p text:style-name="Normal">from excel row wise</text:p>
      <text:p text:style-name="P376">ChatGPT said:</text:p>
      <text:soft-page-break/>
      <text:p text:style-name="Normal">Got it<text:s/><text:span text:style-name="T377">👍</text:span><text:s/>— you specifically want your <text:span text:style-name="T378">Playwright script</text:span> to:<text:line-break/><text:span text:style-name="T379">➡</text:span><text:span text:style-name="T380"> </text:span><text:span text:style-name="T381">Read Excel row-wise</text:span>,<text:line-break/><text:span text:style-name="T382">➡</text:span><text:span text:style-name="T383"> </text:span><text:span text:style-name="T384">Pick multiple Word files from each row</text:span>,<text:line-break/><text:span text:style-name="T385">➡</text:span><text:span text:style-name="T386"> </text:span><text:span text:style-name="T387">Upload them together to iLovePDF (Word → PDF)</text:span>,<text:line-break/><text:span text:style-name="T388">➡</text:span><text:span text:style-name="T389"> </text:span><text:span text:style-name="T390">Download the converted file for each row</text:span>,<text:line-break/>and repeat for all rows.</text:p>
      <text:p text:style-name="Normal">Let’s build it <text:span text:style-name="T391">step by step</text:span>, fully working in <text:span text:style-name="T392">TypeScript</text:span> <text:span text:style-name="T393">👇</text:span></text:p>
      <text:p text:style-name="Normal"><draw:custom-shape svg:x="0in" svg:y="0in" svg:width="0in" svg:height="0in" draw:z-index="0" draw:id="id36" draw:style-name="a36" draw:name="Horizontal Line 3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4">🧾</text:span><text:span text:style-name="T395"><text:s/>Excel File Example (</text:span>test-data/files.xlsx<text:span text:style-name="T396">)</text:span></text:p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header-rows>
          <table:table-row table:style-name="TableRow401">
            <table:table-cell table:style-name="TableCell402">
              <text:p text:style-name="P403">File1</text:p>
            </table:table-cell>
            <table:table-cell table:style-name="TableCell404">
              <text:p text:style-name="P405">File2</text:p>
            </table:table-cell>
            <table:table-cell table:style-name="TableCell406">
              <text:p text:style-name="P407">File3</text:p>
            </table:table-cell>
          </table:table-row>
        </table:table-header-rows>
        <table:table-row table:style-name="TableRow408">
          <table:table-cell table:style-name="TableCell409">
            <text:p text:style-name="Normal">test-data/a1.docx</text:p>
          </table:table-cell>
          <table:table-cell table:style-name="TableCell410">
            <text:p text:style-name="Normal">test-data/a2.docx</text:p>
          </table:table-cell>
          <table:table-cell table:style-name="TableCell411">
            <text:p text:style-name="Normal">test-data/a3.docx</text:p>
          </table:table-cell>
        </table:table-row>
        <table:table-row table:style-name="TableRow412">
          <table:table-cell table:style-name="TableCell413">
            <text:p text:style-name="Normal">test-data/b1.docx</text:p>
          </table:table-cell>
          <table:table-cell table:style-name="TableCell414">
            <text:p text:style-name="Normal">test-data/b2.docx</text:p>
          </table:table-cell>
          <table:table-cell table:style-name="TableCell415">
            <text:p text:style-name="Normal"/>
          </table:table-cell>
        </table:table-row>
        <table:table-row table:style-name="TableRow416">
          <table:table-cell table:style-name="TableCell417">
            <text:p text:style-name="Normal">test-data/c1.docx</text:p>
          </table:table-cell>
          <table:table-cell table:style-name="TableCell418">
            <text:p text:style-name="Normal"/>
          </table:table-cell>
          <table:table-cell table:style-name="TableCell419">
            <text:p text:style-name="Normal"/>
          </table:table-cell>
        </table:table-row>
      </table:table>
      <text:p text:style-name="Normal">Each <text:span text:style-name="T420">row = 1 upload batch</text:span>,<text:line-break/>Each <text:span text:style-name="T421">column = a file in that batch</text:span>.</text:p>
      <text:p text:style-name="Normal"><draw:custom-shape svg:x="0in" svg:y="0in" svg:width="0in" svg:height="0in" draw:z-index="0" draw:id="id37" draw:style-name="a37" draw:name="Horizontal Line 3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22">✅</text:span><text:span text:style-name="T423"><text:s/>Full Playwright Test (Row-wise Upload and Download)</text:span></text:p>
      <text:p text:style-name="Normal">import { test, expect } from '@playwright/test' import * as XLSX from 'xlsx' import fs from 'fs' import path from 'path'<text:s/><text:span text:style-name="T424">/** *<text:s/></text:span><text:span text:style-name="T425">🔹</text:span><text:span text:style-name="T426"><text:s/>Reads Excel row-wise * Returns: Array of arrays (each inner array = file paths in one row) */</text:span><text:s/>function readExcelRows(excelPath: string): string[][] { const workbook = XLSX.readFile(excelPath) const sheet = workbook.Sheets[workbook.SheetNames[0]] const rows = XLSX.utils.sheet_to_json(sheet, { header: 1 }) as string[][] const result: string[][] = [] for (let i = 1; i &lt; rows.length; i++) {<text:s/><text:span text:style-name="T427">// skip header row</text:span><text:s/>const row = rows[i].filter((cell) =&gt; cell &amp;&amp; cell.toString().trim() !== '') if (row.length &gt; 0) result.push(row.map((f) =&gt; f.toString())) } return result } test('Upload Word files row-wise and download converted PDFs', async ({ page }) =&gt; {<text:s/><text:span text:style-name="T428">// 1️</text:span><text:span text:style-name="T429">⃣</text:span><text:span text:style-name="T430"><text:s/>Read Excel rows</text:span><text:s/>const excelPath = path.resolve('test-data/files.xlsx') const fileGroups = readExcelRows(excelPath) console.log(`<text:span text:style-name="T431">📘</text:span><text:s/>Found ${fileGroups.length} rows in Excel`)<text:s/><text:span text:style-name="T432">// 2️</text:span><text:span text:style-name="T433">⃣</text:span><text:span text:style-name="T434"><text:s/>Prepare download directory</text:span><text:s/>const downloadDir = path.resolve(__dirname, '../downloads') if (!fs.existsSync(downloadDir))<text:s/><text:soft-page-break/>fs.mkdirSync(downloadDir)<text:s/><text:span text:style-name="T435">// 3️</text:span><text:span text:style-name="T436">⃣</text:span><text:span text:style-name="T437"><text:s/>Process each row (group of files)</text:span><text:s/>for (const [index, group] of fileGroups.entries()) { console.log(`\n<text:span text:style-name="T438">▶️</text:span><text:s/>Row ${index + 1} -&gt; ${group.join(', ')}`) const validFiles = group .map((file) =&gt; path.resolve(file)) .filter((filePath) =&gt; { const exists = fs.existsSync(filePath) if (!exists) console.warn(`<text:span text:style-name="T439">⚠️</text:span><text:s/>File not found: ${filePath}`) return exists }) if (validFiles.length === 0) continue<text:s/><text:span text:style-name="T440">// 4️</text:span><text:span text:style-name="T441">⃣</text:span><text:span text:style-name="T442"><text:s/>Open iLovePDF Word→PDF</text:span><text:s/>await page.goto('https://www.ilovepdf.com/word_to_pdf')<text:s/><text:span text:style-name="T443">// 5️</text:span><text:span text:style-name="T444">⃣</text:span><text:span text:style-name="T445"><text:s/>Upload all files from this row</text:span><text:s/>await page.setInputFiles('input[type="file"]', validFiles) await expect(page.locator('.uploader__extra')).toBeVisible({ timeout: 20000 })<text:s/><text:span text:style-name="T446">// 6️</text:span><text:span text:style-name="T447">⃣</text:span><text:span text:style-name="T448"><text:s/>Click Convert</text:span><text:s/>await page.locator('#processTask').click()<text:s/><text:span text:style-name="T449">// 7️</text:span><text:span text:style-name="T450">⃣</text:span><text:span text:style-name="T451"><text:s/>Wait for Download button</text:span><text:s/>const [download] = await Promise.all([ page.waitForEvent('download'), page.locator('.downloader__btn.active').click(), ])<text:s/><text:span text:style-name="T452">// 8️</text:span><text:span text:style-name="T453">⃣</text:span><text:span text:style-name="T454"><text:s/>Save the downloaded file (named per row)</text:span><text:s/>const suggested = await download.suggestedFilename() const savePath = path.join(downloadDir, `Row${index + 1}_${suggested}`) await download.saveAs(savePath) console.log(`<text:span text:style-name="T455">✅</text:span><text:s/>Row ${index + 1} converted and saved: ${savePath}`) } console.log('\n<text:span text:style-name="T456">🎉</text:span><text:s/>All rows processed successfully!') })<text:s/></text:p>
      <text:p text:style-name="Normal"><draw:custom-shape svg:x="0in" svg:y="0in" svg:width="0in" svg:height="0in" draw:z-index="0" draw:id="id38" draw:style-name="a38" draw:name="Horizontal Line 3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7">🧠</text:span><text:span text:style-name="T458"><text:s/>What This Script Does</text:span></text:p>
      <table:table table:style-name="Table459">
        <table:table-columns>
          <table:table-column table:style-name="TableColumn460"/>
          <table:table-column table:style-name="TableColumn461"/>
        </table:table-columns>
        <table:table-header-rows>
          <table:table-row table:style-name="TableRow462">
            <table:table-cell table:style-name="TableCell463">
              <text:p text:style-name="P464">Step</text:p>
            </table:table-cell>
            <table:table-cell table:style-name="TableCell465">
              <text:p text:style-name="P466">Description</text:p>
            </table:table-cell>
          </table:table-row>
        </table:table-header-rows>
        <table:table-row table:style-name="TableRow467">
          <table:table-cell table:style-name="TableCell468">
            <text:p text:style-name="Normal">1️<text:span text:style-name="T469">⃣</text:span></text:p>
          </table:table-cell>
          <table:table-cell table:style-name="TableCell470">
            <text:p text:style-name="Normal">Reads Excel row by row using xlsx</text:p>
          </table:table-cell>
        </table:table-row>
        <table:table-row table:style-name="TableRow471">
          <table:table-cell table:style-name="TableCell472">
            <text:p text:style-name="Normal">2️<text:span text:style-name="T473">⃣</text:span></text:p>
          </table:table-cell>
          <table:table-cell table:style-name="TableCell474">
            <text:p text:style-name="Normal">Skips the header and empty cells</text:p>
          </table:table-cell>
        </table:table-row>
        <table:table-row table:style-name="TableRow475">
          <table:table-cell table:style-name="TableCell476">
            <text:p text:style-name="Normal">3️<text:span text:style-name="T477">⃣</text:span></text:p>
          </table:table-cell>
          <table:table-cell table:style-name="TableCell478">
            <text:p text:style-name="Normal">For each row, collects valid file paths</text:p>
          </table:table-cell>
        </table:table-row>
        <table:table-row table:style-name="TableRow479">
          <table:table-cell table:style-name="TableCell480">
            <text:p text:style-name="Normal">4️<text:span text:style-name="T481">⃣</text:span></text:p>
          </table:table-cell>
          <table:table-cell table:style-name="TableCell482">
            <text:p text:style-name="Normal">Navigates to <text:span text:style-name="T483">iLovePDF Word → PDF</text:span></text:p>
          </table:table-cell>
        </table:table-row>
        <table:table-row table:style-name="TableRow484">
          <table:table-cell table:style-name="TableCell485">
            <text:p text:style-name="Normal">5️<text:span text:style-name="T486">⃣</text:span></text:p>
          </table:table-cell>
          <table:table-cell table:style-name="TableCell487">
            <text:p text:style-name="Normal">Uploads all Word files in that row (multi-file upload)</text:p>
          </table:table-cell>
        </table:table-row>
        <table:table-row table:style-name="TableRow488">
          <table:table-cell table:style-name="TableCell489">
            <text:p text:style-name="Normal">6️<text:span text:style-name="T490">⃣</text:span></text:p>
          </table:table-cell>
          <table:table-cell table:style-name="TableCell491">
            <text:p text:style-name="Normal">Waits for conversion</text:p>
          </table:table-cell>
        </table:table-row>
        <table:table-row table:style-name="TableRow492">
          <table:table-cell table:style-name="TableCell493">
            <text:p text:style-name="Normal">7️<text:span text:style-name="T494">⃣</text:span></text:p>
          </table:table-cell>
          <table:table-cell table:style-name="TableCell495">
            <text:p text:style-name="Normal">Downloads the PDF and names it as Row1_filename.pdf, etc.</text:p>
          </table:table-cell>
        </table:table-row>
      </table:table>
      <text:p text:style-name="Normal"><draw:custom-shape svg:x="0in" svg:y="0in" svg:width="0in" svg:height="0in" draw:z-index="0" draw:id="id39" draw:style-name="a39" draw:name="Horizontal Line 37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496">📂</text:span><text:span text:style-name="T497"><text:s/>Folder Structure Example</text:span></text:p>
      <text:p text:style-name="Normal">project/</text:p>
      <text:p text:style-name="Normal">│</text:p>
      <text:p text:style-name="Normal"><text:span text:style-name="T498">├</text:span><text:span text:style-name="T499">──</text:span><text:s/>test-data/</text:p>
      <text:p text:style-name="Normal">│ <text:s text:c="2"/><text:span text:style-name="T500">├</text:span><text:span text:style-name="T501">──</text:span><text:s/>files.xlsx</text:p>
      <text:p text:style-name="Normal">│ <text:s text:c="2"/><text:span text:style-name="T502">├</text:span><text:span text:style-name="T503">──</text:span><text:s/>a1.docx</text:p>
      <text:p text:style-name="Normal">│ <text:s text:c="2"/><text:span text:style-name="T504">├</text:span><text:span text:style-name="T505">──</text:span><text:s/>a2.docx</text:p>
      <text:p text:style-name="Normal">│ <text:s text:c="2"/>└── b1.docx</text:p>
      <text:p text:style-name="Normal">│</text:p>
      <text:p text:style-name="Normal"><text:span text:style-name="T506">├</text:span><text:span text:style-name="T507">──</text:span><text:s/>downloads/</text:p>
      <text:p text:style-name="Normal">│</text:p>
      <text:p text:style-name="Normal">└── tests/</text:p>
      <text:p text:style-name="Normal"><text:s text:c="4"/>└── wordToPdfRowWise.spec.ts</text:p>
      <text:p text:style-name="Normal"><draw:custom-shape svg:x="0in" svg:y="0in" svg:width="0in" svg:height="0in" draw:z-index="0" draw:id="id40" draw:style-name="a40" draw:name="Horizontal Line 3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08">⚡</text:span><text:span text:style-name="T509"><text:s/>Pro Tip</text:span></text:p>
      <text:p text:style-name="Normal">If you want to <text:span text:style-name="T510">record which PDF was downloaded</text:span> for each Excel row (logging results back into another Excel), I can add a short function to append results row-wise into a new sheet — just say</text:p>
      <text:p text:style-name="Normal">“Yes, add result writing to Excel”</text:p>
      <text:p text:style-name="Normal">and I’ll include that next.</text:p>
      <text:p text:style-name="P511">You said:</text:p>
      <text:p text:style-name="Normal">file from seperate folder</text:p>
      <text:p text:style-name="P512">ChatGPT said:</text:p>
      <text:p text:style-name="Normal">Perfect<text:s/><text:span text:style-name="T513">👍</text:span><text:s/>— now you want to <text:span text:style-name="T514">read Excel rows</text:span> where <text:span text:style-name="T515">each row lists file names only</text:span>,<text:line-break/>but the <text:span text:style-name="T516">actual Word files</text:span> are stored in <text:span text:style-name="T517">different folders</text:span> (for example, one folder per row or a shared root folder).</text:p>
      <text:p text:style-name="Normal">Let’s handle that cleanly in <text:span text:style-name="T518">Playwright + TypeScript</text:span> <text:span text:style-name="T519">👇</text:span></text:p>
      <text:p text:style-name="Normal"><draw:custom-shape svg:x="0in" svg:y="0in" svg:width="0in" svg:height="0in" draw:z-index="0" draw:id="id41" draw:style-name="a41" draw:name="Horizontal Line 3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0">🧾</text:span><text:span text:style-name="T521"><text:s/>Excel Example (</text:span>test-data/files.xlsx<text:span text:style-name="T522">)</text:span></text:p>
      <table:table table:style-name="Table523">
        <table:table-columns>
          <table:table-column table:style-name="TableColumn524"/>
          <table:table-column table:style-name="TableColumn525"/>
          <table:table-column table:style-name="TableColumn526"/>
          <table:table-column table:style-name="TableColumn527"/>
        </table:table-columns>
        <table:table-header-rows>
          <table:table-row table:style-name="TableRow528">
            <table:table-cell table:style-name="TableCell529">
              <text:soft-page-break/>
              <text:p text:style-name="P530">FolderPath</text:p>
            </table:table-cell>
            <table:table-cell table:style-name="TableCell531">
              <text:p text:style-name="P532">File1</text:p>
            </table:table-cell>
            <table:table-cell table:style-name="TableCell533">
              <text:p text:style-name="P534">File2</text:p>
            </table:table-cell>
            <table:table-cell table:style-name="TableCell535">
              <text:p text:style-name="P536">File3</text:p>
            </table:table-cell>
          </table:table-row>
        </table:table-header-rows>
        <table:table-row table:style-name="TableRow537">
          <table:table-cell table:style-name="TableCell538">
            <text:p text:style-name="Normal">test-data/set1</text:p>
          </table:table-cell>
          <table:table-cell table:style-name="TableCell539">
            <text:p text:style-name="Normal">a1.docx</text:p>
          </table:table-cell>
          <table:table-cell table:style-name="TableCell540">
            <text:p text:style-name="Normal">a2.docx</text:p>
          </table:table-cell>
          <table:table-cell table:style-name="TableCell541">
            <text:p text:style-name="Normal">a3.docx</text:p>
          </table:table-cell>
        </table:table-row>
        <table:table-row table:style-name="TableRow542">
          <table:table-cell table:style-name="TableCell543">
            <text:p text:style-name="Normal">test-data/set2</text:p>
          </table:table-cell>
          <table:table-cell table:style-name="TableCell544">
            <text:p text:style-name="Normal">b1.docx</text:p>
          </table:table-cell>
          <table:table-cell table:style-name="TableCell545">
            <text:p text:style-name="Normal">b2.docx</text:p>
          </table:table-cell>
          <table:table-cell table:style-name="TableCell546">
            <text:p text:style-name="Normal"/>
          </table:table-cell>
        </table:table-row>
        <table:table-row table:style-name="TableRow547">
          <table:table-cell table:style-name="TableCell548">
            <text:p text:style-name="Normal">test-data/set3</text:p>
          </table:table-cell>
          <table:table-cell table:style-name="TableCell549">
            <text:p text:style-name="Normal">c1.docx</text:p>
          </table:table-cell>
          <table:table-cell table:style-name="TableCell550">
            <text:p text:style-name="Normal"/>
          </table:table-cell>
          <table:table-cell table:style-name="TableCell551">
            <text:p text:style-name="Normal"/>
          </table:table-cell>
        </table:table-row>
      </table:table>
      <text:p text:style-name="Normal"><text:span text:style-name="T552">🟢</text:span><text:s/>Each <text:span text:style-name="T553">row</text:span> = one upload batch.<text:line-break/><text:span text:style-name="T554">🟢</text:span><text:s/>Column 1 = folder path for that row.<text:line-break/><text:span text:style-name="T555">🟢</text:span><text:s/>Columns 2..n = file names inside that folder.</text:p>
      <text:p text:style-name="Normal"><draw:custom-shape svg:x="0in" svg:y="0in" svg:width="0in" svg:height="0in" draw:z-index="0" draw:id="id42" draw:style-name="a42" draw:name="Horizontal Line 3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6">✅</text:span><text:span text:style-name="T557"><text:s/>Complete Playwright Test — Read Excel Row-wise from Separate Folders</text:span></text:p>
      <text:p text:style-name="Normal">import { test, expect } from '@playwright/test' import * as XLSX from 'xlsx' import path from 'path' import fs from 'fs'<text:s/><text:span text:style-name="T558">/** *<text:s/></text:span><text:span text:style-name="T559">🔹</text:span><text:span text:style-name="T560"><text:s/>Reads Excel rows. * Returns: Array of objects → { folder: string, files: string[] } */</text:span><text:s/>function readExcelFolderRows(excelPath: string): { folder: string; files: string[] }[] { const workbook = XLSX.readFile(excelPath) const sheet = workbook.Sheets[workbook.SheetNames[0]] const rows = XLSX.utils.sheet_to_json(sheet, { header: 1 }) as string[][] const result: { folder: string; files: string[] }[] = [] for (let i = 1; i &lt; rows.length; i++) {<text:s/><text:span text:style-name="T561">// skip header</text:span><text:s/>const row = rows[i] if (!row || !row[0]) continue const folder = row[0].toString().trim() const files = row.slice(1).filter((cell) =&gt; cell &amp;&amp; cell.toString().trim() !== '').map((f) =&gt; f.toString().trim()) if (files.length &gt; 0) result.push({ folder, files }) } return result } test('Upload Word files row-wise from separate folders', async ({ page }) =&gt; {<text:s/><text:span text:style-name="T562">// 1️</text:span><text:span text:style-name="T563">⃣</text:span><text:span text:style-name="T564"><text:s/>Read Excel</text:span><text:s/>const excelPath = path.resolve('test-data/files.xlsx') const folderGroups = readExcelFolderRows(excelPath) console.log(`<text:span text:style-name="T565">📘</text:span><text:s/>Found ${folderGroups.length} folder groups in Excel`)<text:s/><text:span text:style-name="T566">// 2️</text:span><text:span text:style-name="T567">⃣</text:span><text:span text:style-name="T568"><text:s/>Prepare download directory</text:span><text:s/>const downloadDir = path.resolve(__dirname, '../downloads') if (!fs.existsSync(downloadDir)) fs.mkdirSync(downloadDir)<text:s/><text:span text:style-name="T569">// 3️</text:span><text:span text:style-name="T570">⃣</text:span><text:span text:style-name="T571"><text:s/>Process each row</text:span><text:s/>for (const [index, group] of folderGroups.entries()) { console.log(`\n<text:span text:style-name="T572">📂</text:span><text:s/>Row ${index + 1} — Folder: ${group.folder}`) console.log(` Files: ${group.files.join(', ')}`)<text:s/><text:span text:style-name="T573">// Combine folder + file names</text:span><text:s/>const fullPaths = group.files .map((file) =&gt; path.resolve(group.folder, file)) .filter((filePath) =&gt; { const exists = fs.existsSync(filePath) if (!exists) console.warn(`<text:span text:style-name="T574">⚠️</text:span><text:s/>File not found: ${filePath}`) return exists }) if (fullPaths.length === 0) { console.warn(`<text:span text:style-name="T575">⚠️</text:span><text:s/>No valid files found in row ${index + 1}`) continue }<text:s/><text:span text:style-name="T576">// 4️</text:span><text:span text:style-name="T577">⃣</text:span><text:span text:style-name="T578"><text:s/>Go to iLovePDF</text:span><text:s/>await page.goto('https://www.ilovepdf.com/word_to_pdf')<text:s/><text:span text:style-name="T579">// 5️</text:span><text:span text:style-name="T580">⃣</text:span><text:span text:style-name="T581"><text:s/>Upload all files from this<text:s/></text:span><text:soft-page-break/><text:span text:style-name="T582">folder (row)</text:span><text:s/>await page.setInputFiles('input[type="file"]', fullPaths) await expect(page.locator('.uploader__extra')).toBeVisible({ timeout: 20000 })<text:s/><text:span text:style-name="T583">// 6️</text:span><text:span text:style-name="T584">⃣</text:span><text:span text:style-name="T585"><text:s/>Convert</text:span><text:s/>await page.locator('#processTask').click()<text:s/><text:span text:style-name="T586">// 7️</text:span><text:span text:style-name="T587">⃣</text:span><text:span text:style-name="T588"><text:s/>Wait for and download PDF</text:span><text:s/>const [download] = await Promise.all([ page.waitForEvent('download'), page.locator('.downloader__btn.active').click(), ]) const suggested = await download.suggestedFilename() const savePath = path.join(downloadDir, `Row${index + 1}_${suggested}`) await download.saveAs(savePath) console.log(`<text:span text:style-name="T589">✅</text:span><text:s/>Row ${index + 1} converted and saved: ${savePath}`) } console.log('\n<text:span text:style-name="T590">🎉</text:span><text:s/>All rows processed successfully!') })<text:s/></text:p>
      <text:p text:style-name="Normal"><draw:custom-shape svg:x="0in" svg:y="0in" svg:width="0in" svg:height="0in" draw:z-index="0" draw:id="id43" draw:style-name="a43" draw:name="Horizontal Line 3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1">🧠</text:span><text:span text:style-name="T592"><text:s/>How It Works</text:span></text:p>
      <table:table table:style-name="Table593">
        <table:table-columns>
          <table:table-column table:style-name="TableColumn594"/>
          <table:table-column table:style-name="TableColumn595"/>
        </table:table-columns>
        <table:table-header-rows>
          <table:table-row table:style-name="TableRow596">
            <table:table-cell table:style-name="TableCell597">
              <text:p text:style-name="P598">Step</text:p>
            </table:table-cell>
            <table:table-cell table:style-name="TableCell599">
              <text:p text:style-name="P600">Description</text:p>
            </table:table-cell>
          </table:table-row>
        </table:table-header-rows>
        <table:table-row table:style-name="TableRow601">
          <table:table-cell table:style-name="TableCell602">
            <text:p text:style-name="Normal">1️<text:span text:style-name="T603">⃣</text:span></text:p>
          </table:table-cell>
          <table:table-cell table:style-name="TableCell604">
            <text:p text:style-name="Normal">Reads Excel, where column 1 is folder path and others are file names.</text:p>
          </table:table-cell>
        </table:table-row>
        <table:table-row table:style-name="TableRow605">
          <table:table-cell table:style-name="TableCell606">
            <text:p text:style-name="Normal">2️<text:span text:style-name="T607">⃣</text:span></text:p>
          </table:table-cell>
          <table:table-cell table:style-name="TableCell608">
            <text:p text:style-name="Normal">Combines folder + file name using path.resolve(folder, file).</text:p>
          </table:table-cell>
        </table:table-row>
        <table:table-row table:style-name="TableRow609">
          <table:table-cell table:style-name="TableCell610">
            <text:p text:style-name="Normal">3️<text:span text:style-name="T611">⃣</text:span></text:p>
          </table:table-cell>
          <table:table-cell table:style-name="TableCell612">
            <text:p text:style-name="Normal">Uploads all files from that row (same folder) at once.</text:p>
          </table:table-cell>
        </table:table-row>
        <table:table-row table:style-name="TableRow613">
          <table:table-cell table:style-name="TableCell614">
            <text:p text:style-name="Normal">4️<text:span text:style-name="T615">⃣</text:span></text:p>
          </table:table-cell>
          <table:table-cell table:style-name="TableCell616">
            <text:p text:style-name="Normal">Waits for conversion and downloads PDF to /downloads folder.</text:p>
          </table:table-cell>
        </table:table-row>
        <table:table-row table:style-name="TableRow617">
          <table:table-cell table:style-name="TableCell618">
            <text:p text:style-name="Normal">5️<text:span text:style-name="T619">⃣</text:span></text:p>
          </table:table-cell>
          <table:table-cell table:style-name="TableCell620">
            <text:p text:style-name="Normal">Names the output file like Row1_converted.pdf, Row2_converted.pdf, etc.</text:p>
          </table:table-cell>
        </table:table-row>
      </table:table>
      <text:p text:style-name="Normal"><draw:custom-shape svg:x="0in" svg:y="0in" svg:width="0in" svg:height="0in" draw:z-index="0" draw:id="id44" draw:style-name="a44" draw:name="Horizontal Line 3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1">📂</text:span><text:span text:style-name="T622"><text:s/>Example Project Structure</text:span></text:p>
      <text:p text:style-name="Normal">project/</text:p>
      <text:p text:style-name="Normal">│</text:p>
      <text:p text:style-name="Normal"><text:span text:style-name="T623">├</text:span><text:span text:style-name="T624">──</text:span><text:s/>test-data/</text:p>
      <text:p text:style-name="Normal">│ <text:s text:c="2"/><text:span text:style-name="T625">├</text:span><text:span text:style-name="T626">──</text:span><text:s/>files.xlsx</text:p>
      <text:p text:style-name="Normal">│ <text:s text:c="2"/><text:span text:style-name="T627">├</text:span><text:span text:style-name="T628">──</text:span><text:s/>set1/</text:p>
      <text:p text:style-name="Normal">│ <text:s text:c="2"/>│ <text:s text:c="2"/><text:span text:style-name="T629">├</text:span><text:span text:style-name="T630">──</text:span><text:s/>a1.docx</text:p>
      <text:soft-page-break/>
      <text:p text:style-name="Normal">│ <text:s text:c="2"/>│ <text:s text:c="2"/><text:span text:style-name="T631">├</text:span><text:span text:style-name="T632">──</text:span><text:s/>a2.docx</text:p>
      <text:p text:style-name="Normal">│ <text:s text:c="2"/><text:span text:style-name="T633">├</text:span><text:span text:style-name="T634">──</text:span><text:s/>set2/</text:p>
      <text:p text:style-name="Normal">│ <text:s text:c="2"/>│ <text:s text:c="2"/><text:span text:style-name="T635">├</text:span><text:span text:style-name="T636">──</text:span><text:s/>b1.docx</text:p>
      <text:p text:style-name="Normal">│ <text:s text:c="2"/>│ <text:s text:c="2"/><text:span text:style-name="T637">├</text:span><text:span text:style-name="T638">──</text:span><text:s/>b2.docx</text:p>
      <text:p text:style-name="Normal">│ <text:s text:c="2"/>└── set3/</text:p>
      <text:p text:style-name="Normal">│ <text:s text:c="6"/>└── c1.docx</text:p>
      <text:p text:style-name="Normal">│</text:p>
      <text:p text:style-name="Normal"><text:span text:style-name="T639">├</text:span><text:span text:style-name="T640">──</text:span><text:s/>downloads/</text:p>
      <text:p text:style-name="Normal">│</text:p>
      <text:p text:style-name="Normal">└── tests/</text:p>
      <text:p text:style-name="Normal"><text:s text:c="4"/>└── wordToPdfRowWise.spec.ts</text:p>
      <text:p text:style-name="Normal"><draw:custom-shape svg:x="0in" svg:y="0in" svg:width="0in" svg:height="0in" draw:z-index="0" draw:id="id45" draw:style-name="a45" draw:name="Horizontal Line 376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 <text:span text:style-name="T641">extend this</text:span> so that after each conversion, the script <text:span text:style-name="T642">writes back the PDF file name and download path into a new Excel sheet</text:span> (for result tracking)?</text:p>
      <text:p text:style-name="P643">You said:</text:p>
      <text:p text:style-name="Normal">Type 'ArrayIterator&lt;[number, { folder: string; files: string[]; }]&gt;' can only be iterated through when using the '--downlevelIteration' flag or with a '--target' of 'es2015' or higher.ts(2802)</text:p>
      <text:p text:style-name="P644">ChatGPT said:</text:p>
      <text:p text:style-name="Normal">Excellent catch<text:s/><text:span text:style-name="T645">👍</text:span><text:s/>— that’s a <text:span text:style-name="T646">TypeScript configuration issue</text:span>, not a code logic bug.</text:p>
      <text:p text:style-name="Normal">You’re getting this because you’re using this line in your Playwright + TypeScript test:</text:p>
      <text:p text:style-name="Normal">for (const [index, group] of folderGroups.entries()) { ... }<text:s/></text:p>
      <text:p text:style-name="Normal"><text:span text:style-name="T647">👉</text:span><text:s/>The .entries() method returns an <text:span text:style-name="T648">iterator</text:span>, which isn’t supported in older ECMAScript targets (like ES5) unless you enable <text:span text:style-name="T649">downlevel iteration</text:span>.</text:p>
      <text:p text:style-name="Normal"><draw:custom-shape svg:x="0in" svg:y="0in" svg:width="0in" svg:height="0in" draw:z-index="0" draw:id="id46" draw:style-name="a46" draw:name="Horizontal Line 3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0">✅</text:span><text:span text:style-name="T651"><text:s/>Fix Option 1 — Update </text:span>tsconfig.json<text:span text:style-name="T652"> (Recommended)</text:span></text:p>
      <text:p text:style-name="Normal">Open your tsconfig.json (usually in your project root), and make sure the following settings exist:</text:p>
      <text:soft-page-break/>
      <text:p text:style-name="Normal">{ "compilerOptions": { "target": "es2017",<text:s/><text:span text:style-name="T653">// or es2018 / es2020</text:span><text:s/>"lib": ["es2017", "dom"], "module": "commonjs", "downlevelIteration": true,<text:s/><text:span text:style-name="T654">//<text:s/></text:span><text:span text:style-name="T655">👈</text:span><text:span text:style-name="T656"><text:s/>Important</text:span><text:s/>"strict": true, "esModuleInterop": true, "skipLibCheck": true } }<text:s/></text:p>
      <text:p text:style-name="Normal">That enables support for iterating over Maps, Sets, .entries(), etc.<text:line-break/>Then rerun your test:</text:p>
      <text:p text:style-name="Normal">npx playwright test<text:s/></text:p>
      <text:p text:style-name="Normal"><draw:custom-shape svg:x="0in" svg:y="0in" svg:width="0in" svg:height="0in" draw:z-index="0" draw:id="id47" draw:style-name="a47" draw:name="Horizontal Line 37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7">✅</text:span><text:span text:style-name="T658"><text:s/>Fix Option 2 — Change the Loop (if you can’t modify tsconfig)</text:span></text:p>
      <text:p text:style-name="Normal">Replace:</text:p>
      <text:p text:style-name="Normal">for (const [index, group] of folderGroups.entries()) {<text:s/></text:p>
      <text:p text:style-name="Normal">With a simple for loop:</text:p>
      <text:p text:style-name="Normal">for (let index = 0; index &lt; folderGroups.length; index++) { const group = folderGroups[index]<text:s/></text:p>
      <text:p text:style-name="Normal">This works even if your tsconfig target is still ES5.</text:p>
      <text:p text:style-name="Normal"><draw:custom-shape svg:x="0in" svg:y="0in" svg:width="0in" svg:height="0in" draw:z-index="0" draw:id="id48" draw:style-name="a48" draw:name="Horizontal Line 3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9">✅</text:span><text:span text:style-name="T660"><text:s/>Final Version of Loop (Safe for All TypeScript Targets)</text:span></text:p>
      <text:p text:style-name="Normal">for (let index = 0; index &lt; folderGroups.length; index++) { const group = folderGroups[index] console.log(`\n<text:span text:style-name="T661">📂</text:span><text:s/>Row ${index + 1} — Folder: ${group.folder}`) console.log(` Files: ${group.files.join(', ')}`)<text:s/><text:span text:style-name="T662">// Continue same as before...</text:span><text:s/>}<text:s/></text:p>
      <text:p text:style-name="Normal"><draw:custom-shape svg:x="0in" svg:y="0in" svg:width="0in" svg:height="0in" draw:z-index="0" draw:id="id49" draw:style-name="a49" draw:name="Horizontal Line 380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show the <text:span text:style-name="T663">final working code snippet</text:span> with that fix included (no config change needed)?</text:p>
      <text:p text:style-name="P664">You said:</text:p>
      <text:p text:style-name="Normal">full</text:p>
      <text:p text:style-name="P665">ChatGPT said:</text:p>
      <text:p text:style-name="Normal">Perfect<text:s/><text:span text:style-name="T666">👍</text:span><text:s/>— here’s the <text:span text:style-name="T667">full working Playwright + Excel test</text:span> that:</text:p>
      <text:p text:style-name="Normal"><text:span text:style-name="T668">✅</text:span><text:s/>Reads Excel row-wise<text:line-break/><text:span text:style-name="T669">✅</text:span><text:s/>Picks each folder name and files (from separate folders)<text:line-break/><text:span text:style-name="T670">✅</text:span><text:s/>Uploads all files for each row<text:line-break/><text:span text:style-name="T671">✅</text:span><text:s/>Converts to PDF on<text:span text:style-name="T672"> </text:span><text:a xlink:href="https://www.ilovepdf.com/word_to_pdf" office:target-frame-name="_new" xlink:show="replace"><text:span text:style-name="Hyperlink">iLovePDF</text:span></text:a><text:line-break/><text:soft-page-break/><text:span text:style-name="T673">✅</text:span><text:s/>Downloads and saves with unique names<text:line-break/><text:span text:style-name="T674">✅</text:span><text:s/>Works<text:span text:style-name="T675"> </text:span><text:span text:style-name="T676">without</text:span> changing tsconfig.json (safe for ES5 targets)</text:p>
      <text:p text:style-name="Normal"><draw:custom-shape svg:x="0in" svg:y="0in" svg:width="0in" svg:height="0in" draw:z-index="0" draw:id="id50" draw:style-name="a50" draw:name="Horizontal Line 3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77">🧩</text:span><text:span text:style-name="T678"><text:s/>Excel Example (</text:span>test-data/files.xlsx<text:span text:style-name="T679">)</text:span></text:p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header-rows>
          <table:table-row table:style-name="TableRow685">
            <table:table-cell table:style-name="TableCell686">
              <text:p text:style-name="P687">Folder Name</text:p>
            </table:table-cell>
            <table:table-cell table:style-name="TableCell688">
              <text:p text:style-name="P689">File1</text:p>
            </table:table-cell>
            <table:table-cell table:style-name="TableCell690">
              <text:p text:style-name="P691">File2</text:p>
            </table:table-cell>
            <table:table-cell table:style-name="TableCell692">
              <text:p text:style-name="P693">File3</text:p>
            </table:table-cell>
          </table:table-row>
        </table:table-header-rows>
        <table:table-row table:style-name="TableRow694">
          <table:table-cell table:style-name="TableCell695">
            <text:p text:style-name="Normal">folderA</text:p>
          </table:table-cell>
          <table:table-cell table:style-name="TableCell696">
            <text:p text:style-name="Normal">a1.docx</text:p>
          </table:table-cell>
          <table:table-cell table:style-name="TableCell697">
            <text:p text:style-name="Normal">a2.docx</text:p>
          </table:table-cell>
          <table:table-cell table:style-name="TableCell698">
            <text:p text:style-name="Normal"/>
          </table:table-cell>
        </table:table-row>
        <table:table-row table:style-name="TableRow699">
          <table:table-cell table:style-name="TableCell700">
            <text:p text:style-name="Normal">folderB</text:p>
          </table:table-cell>
          <table:table-cell table:style-name="TableCell701">
            <text:p text:style-name="Normal">b1.docx</text:p>
          </table:table-cell>
          <table:table-cell table:style-name="TableCell702">
            <text:p text:style-name="Normal">b2.docx</text:p>
          </table:table-cell>
          <table:table-cell table:style-name="TableCell703">
            <text:p text:style-name="Normal">b3.docx</text:p>
          </table:table-cell>
        </table:table-row>
        <table:table-row table:style-name="TableRow704">
          <table:table-cell table:style-name="TableCell705">
            <text:p text:style-name="Normal">folderC</text:p>
          </table:table-cell>
          <table:table-cell table:style-name="TableCell706">
            <text:p text:style-name="Normal">c1.docx</text:p>
          </table:table-cell>
          <table:table-cell table:style-name="TableCell707">
            <text:p text:style-name="Normal"/>
          </table:table-cell>
          <table:table-cell table:style-name="TableCell708">
            <text:p text:style-name="Normal"/>
          </table:table-cell>
        </table:table-row>
      </table:table>
      <text:p text:style-name="Normal"><text:span text:style-name="T709">📁</text:span><text:s/>Folder structure:</text:p>
      <text:p text:style-name="Normal">project/</text:p>
      <text:p text:style-name="Normal"><text:s/><text:span text:style-name="T710">├</text:span><text:span text:style-name="T711">─</text:span><text:s/>test-data/</text:p>
      <text:p text:style-name="Normal"><text:s/>│ <text:s text:c="2"/><text:span text:style-name="T712">├</text:span><text:span text:style-name="T713">─</text:span><text:s/>files.xlsx</text:p>
      <text:p text:style-name="Normal"><text:s/>│ <text:s text:c="2"/><text:span text:style-name="T714">├</text:span><text:span text:style-name="T715">─</text:span><text:s/>folderA/</text:p>
      <text:p text:style-name="Normal"><text:s/>│ <text:s text:c="2"/>│ <text:s text:c="2"/><text:span text:style-name="T716">├</text:span><text:span text:style-name="T717">─</text:span><text:s/>a1.docx</text:p>
      <text:p text:style-name="Normal"><text:s/>│ <text:s text:c="2"/>│ <text:s text:c="2"/>└─ a2.docx</text:p>
      <text:p text:style-name="Normal"><text:s/>│ <text:s text:c="2"/><text:span text:style-name="T718">├</text:span><text:span text:style-name="T719">─</text:span><text:s/>folderB/</text:p>
      <text:p text:style-name="Normal"><text:s/>│ <text:s text:c="2"/>│ <text:s text:c="2"/><text:span text:style-name="T720">├</text:span><text:span text:style-name="T721">─</text:span><text:s/>b1.docx</text:p>
      <text:p text:style-name="Normal"><text:s/>│ <text:s text:c="2"/>│ <text:s text:c="2"/><text:span text:style-name="T722">├</text:span><text:span text:style-name="T723">─</text:span><text:s/>b2.docx</text:p>
      <text:p text:style-name="Normal"><text:s/>│ <text:s text:c="2"/>│ <text:s text:c="2"/>└─ b3.docx</text:p>
      <text:p text:style-name="Normal"><text:s/>│ <text:s text:c="2"/>└─ folderC/</text:p>
      <text:p text:style-name="Normal"><text:s/>│ <text:s text:c="6"/>└─ c1.docx</text:p>
      <text:p text:style-name="Normal"><text:s/>└─ tests/</text:p>
      <text:p text:style-name="Normal"><text:s text:c="5"/>└─ convert.spec.ts</text:p>
      <text:p text:style-name="Normal"><draw:custom-shape svg:x="0in" svg:y="0in" svg:width="0in" svg:height="0in" draw:z-index="0" draw:id="id51" draw:style-name="a51" draw:name="Horizontal Line 3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24">✅</text:span><text:span text:style-name="T725"><text:s/>Full Working Test (</text:span>tests/convert.spec.ts<text:span text:style-name="T726">)</text:span></text:p>
      <text:soft-page-break/>
      <text:p text:style-name="Normal">import { test, expect } from '@playwright/test' import * as XLSX from 'xlsx' import path from 'path' import fs from 'fs'<text:s/><text:span text:style-name="T727">/** * Reads Excel and builds a list of folders with their files */</text:span><text:s/>function readExcelFolderData(excelFilePath: string): { folder: string; files: string[] }[] { const workbook = XLSX.readFile(excelFilePath) const sheet = workbook.Sheets[workbook.SheetNames[0]] const rows = XLSX.utils.sheet_to_json(sheet, { header: 1 }) as string[][] const data: { folder: string; files: string[] }[] = []<text:s/><text:span text:style-name="T728">// Start from row 1 (skip header)</text:span><text:s/>for (let i = 1; i &lt; rows.length; i++) { const row = rows[i] if (!row || !row[0]) continue const folderName = row[0].toString().trim() const files = row.slice(1).filter((f) =&gt; f &amp;&amp; f.toString().trim() !== '').map((f) =&gt; f.toString().trim()) if (folderName &amp;&amp; files.length) { data.push({ folder: folderName, files }) } } return data } test.only('Upload Word files row-wise from separate folders and download converted PDFs', async ({ page }) =&gt; { const excelPath = path.resolve('test-data/files.xlsx') const folderGroups = readExcelFolderData(excelPath) const downloadDir = path.resolve(__dirname, '../downloads') if (!fs.existsSync(downloadDir)) fs.mkdirSync(downloadDir) for (let index = 0; index &lt; folderGroups.length; index++) { const group = folderGroups[index] const folderPath = path.resolve('test-data', group.folder) console.log(`\n<text:span text:style-name="T729">📂</text:span><text:s/>Row ${index + 1}: Folder "${group.folder}"`) console.log(` Files: ${group.files.join(', ')}`)<text:s/><text:span text:style-name="T730">// Resolve each file path inside its folder</text:span><text:s/>const validFiles = group.files .map((file) =&gt; path.join(folderPath, file)) .filter((filePath) =&gt; fs.existsSync(filePath)) if (validFiles.length === 0) { console.warn(`<text:span text:style-name="T731">⚠️</text:span><text:s/>No valid files found in folder ${group.folder}`) continue }<text:s/><text:span text:style-name="T732">// 1️</text:span><text:span text:style-name="T733">⃣</text:span><text:span text:style-name="T734"><text:s/>Navigate to site</text:span><text:s/>await page.goto('https://www.ilovepdf.com/word_to_pdf')<text:s/><text:span text:style-name="T735">// 2️</text:span><text:span text:style-name="T736">⃣</text:span><text:span text:style-name="T737"><text:s/>Upload all files from the current folder</text:span><text:s/>await page.setInputFiles('input[type="file"]', validFiles) await expect(page.locator('.uploader__extra')).toBeVisible()<text:s/><text:span text:style-name="T738">// 3️</text:span><text:span text:style-name="T739">⃣</text:span><text:span text:style-name="T740"><text:s/>Click "Convert to PDF"</text:span><text:s/>await page.locator('#processTask').click()<text:s/><text:span text:style-name="T741">// 4️</text:span><text:span text:style-name="T742">⃣</text:span><text:span text:style-name="T743"><text:s/>Wait for download and save with folder name</text:span><text:s/>const [download] = await Promise.all([ page.waitForEvent('download'), page.locator('.downloader__btn.active').click(), ]) const suggestedName = await download.suggestedFilename() const savePath = path.join(downloadDir, `${group.folder}_${suggestedName}`) await download.saveAs(savePath) console.log(`<text:span text:style-name="T744">✅</text:span><text:s/>Row ${index + 1}: Downloaded -&gt; ${savePath}`) } console.log('\n<text:span text:style-name="T745">🎉</text:span><text:s/>All folder rows processed successfully!') })<text:s/></text:p>
      <text:p text:style-name="Normal"><draw:custom-shape svg:x="0in" svg:y="0in" svg:width="0in" svg:height="0in" draw:z-index="0" draw:id="id52" draw:style-name="a52" draw:name="Horizontal Line 3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46">✅</text:span><text:span text:style-name="T747"><text:s/>What It Does</text:span></text:p>
      <table:table table:style-name="Table748">
        <table:table-columns>
          <table:table-column table:style-name="TableColumn749"/>
          <table:table-column table:style-name="TableColumn750"/>
        </table:table-columns>
        <table:table-header-rows>
          <table:table-row table:style-name="TableRow751">
            <table:table-cell table:style-name="TableCell752">
              <text:p text:style-name="P753">Step</text:p>
            </table:table-cell>
            <table:table-cell table:style-name="TableCell754">
              <text:p text:style-name="P755">Action</text:p>
            </table:table-cell>
          </table:table-row>
        </table:table-header-rows>
        <table:table-row table:style-name="TableRow756">
          <table:table-cell table:style-name="TableCell757">
            <text:p text:style-name="Normal">1</text:p>
          </table:table-cell>
          <table:table-cell table:style-name="TableCell758">
            <text:p text:style-name="Normal">Reads Excel rows → extracts folder and file names</text:p>
          </table:table-cell>
        </table:table-row>
        <text:soft-page-break/>
        <table:table-row table:style-name="TableRow759">
          <table:table-cell table:style-name="TableCell760">
            <text:p text:style-name="Normal">2</text:p>
          </table:table-cell>
          <table:table-cell table:style-name="TableCell761">
            <text:p text:style-name="Normal">Constructs full file paths like test-data/folderA/a1.docx</text:p>
          </table:table-cell>
        </table:table-row>
        <table:table-row table:style-name="TableRow762">
          <table:table-cell table:style-name="TableCell763">
            <text:p text:style-name="Normal">3</text:p>
          </table:table-cell>
          <table:table-cell table:style-name="TableCell764">
            <text:p text:style-name="Normal">Uploads all Word files from each row (one folder group)</text:p>
          </table:table-cell>
        </table:table-row>
        <table:table-row table:style-name="TableRow765">
          <table:table-cell table:style-name="TableCell766">
            <text:p text:style-name="Normal">4</text:p>
          </table:table-cell>
          <table:table-cell table:style-name="TableCell767">
            <text:p text:style-name="Normal">Converts and downloads PDF</text:p>
          </table:table-cell>
        </table:table-row>
        <table:table-row table:style-name="TableRow768">
          <table:table-cell table:style-name="TableCell769">
            <text:p text:style-name="Normal">5</text:p>
          </table:table-cell>
          <table:table-cell table:style-name="TableCell770">
            <text:p text:style-name="Normal">Saves PDF in downloads/ with a unique name (folderA_output.pdf)</text:p>
          </table:table-cell>
        </table:table-row>
      </table:table>
      <text:p text:style-name="Normal"><draw:custom-shape svg:x="0in" svg:y="0in" svg:width="0in" svg:height="0in" draw:z-index="0" draw:id="id53" draw:style-name="a53" draw:name="Horizontal Line 3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71">🧠</text:span><text:span text:style-name="T772"><text:s/>Notes</text:span></text:p>
      <text:list text:style-name="LFO8" text:continue-numbering="true">
        <text:list-item>
          <text:p text:style-name="P773">Works without modifying tsconfig.json.</text:p>
        </text:list-item>
        <text:list-item>
          <text:p text:style-name="P774">Each Excel row = one upload group.</text:p>
        </text:list-item>
        <text:list-item>
          <text:p text:style-name="P775">You can easily extend this to write back success/failure into a new Excel.</text:p>
        </text:list-item>
      </text:list>
      <text:p text:style-name="Normal"><draw:custom-shape svg:x="0in" svg:y="0in" svg:width="0in" svg:height="0in" draw:z-index="0" draw:id="id54" draw:style-name="a54" draw:name="Horizontal Line 385" text:anchor-type="as-char"><svg:title/><svg:desc/><draw:enhanced-geometry draw:type="non-primitive" svg:viewBox="0 0 21600 21600" draw:enhanced-path="M 0 0 L 21600 0 21600 21600 0 21600 Z N"/></draw:custom-shape></text:p>
      <text:p text:style-name="Normal">Would you like me to add the <text:span text:style-name="T776">Excel write-back logic</text:span> — so it records the download file name and “Success/Fail” status in a new column for each row?</text:p>
      <text:p text:style-name="P777">Top of Form</text:p>
      <text:p text:style-name="P778">Bottom of Form</text:p>
      <text:p text:style-name="Normal">ChatGPT can make mistakes. Check important info. See Cookie Preferenc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ljs-comment" style:display-name="hljs-comment" style:family="text" style:parent-style-name="DefaultParagraphFont"/>
    <style:style style:name="hljs-keyword" style:display-name="hljs-keyword" style:family="text" style:parent-style-name="DefaultParagraphFont"/>
    <style:style style:name="hljs-variable" style:display-name="hljs-variable" style:family="text" style:parent-style-name="DefaultParagraphFont"/>
    <style:style style:name="hljs-string" style:display-name="hljs-string" style:family="text" style:parent-style-name="DefaultParagraphFont"/>
    <style:style style:name="hljs-title" style:display-name="hljs-title" style:family="text" style:parent-style-name="DefaultParagraphFont"/>
    <style:style style:name="hljs-params" style:display-name="hljs-params" style:family="text" style:parent-style-name="DefaultParagraphFont"/>
    <style:style style:name="hljs-built_in" style:display-name="hljs-built_in" style:family="text" style:parent-style-name="DefaultParagraphFont"/>
    <style:style style:name="hljs-property" style:display-name="hljs-property" style:family="text" style:parent-style-name="DefaultParagraphFont"/>
    <style:style style:name="hljs-number" style:display-name="hljs-number" style:family="text" style:parent-style-name="DefaultParagraphFont"/>
    <style:style style:name="hljs-attr" style:display-name="hljs-attr" style:family="text" style:parent-style-name="DefaultParagraphFont"/>
    <style:style style:name="hljs-operator" style:display-name="hljs-operator" style:family="text" style:parent-style-name="DefaultParagraphFont"/>
    <style:style style:name="hljs-function" style:display-name="hljs-function" style:family="text" style:parent-style-name="DefaultParagraphFont"/>
    <style:style style:name="hljs-subst" style:display-name="hljs-subst" style:family="text" style:parent-style-name="DefaultParagraphFont"/>
    <style:style style:name="hljs-punctuation" style:display-name="hljs-punctuation" style:family="text" style:parent-style-name="DefaultParagraphFont"/>
    <style:style style:name="hljs-literal" style:display-name="hljs-literal" style:family="text" style:parent-style-name="DefaultParagraphFont"/>
    <style:style style:name="ms-0.5" style:display-name="ms-0.5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/>
    </style:style>
    <style:style style:name="placeholder" style:display-name="placeholde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flex" style:display-name="flex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jendra Kumar</meta:initial-creator>
    <dc:creator>Rajendra Kumar</dc:creator>
    <meta:creation-date>2025-11-01T07:48:00Z</meta:creation-date>
    <dc:date>2025-11-01T07:49:00Z</dc:date>
    <meta:template xlink:href="Normal.dotm" xlink:type="simple"/>
    <meta:editing-cycles>1</meta:editing-cycles>
    <meta:editing-duration>PT60S</meta:editing-duration>
    <meta:document-statistic meta:page-count="22" meta:paragraph-count="454" meta:word-count="4417" meta:character-count="30911" meta:row-count="748" meta:non-whitespace-character-count="26948"/>
  </office:meta>
</office:document-meta>
</file>